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0.002cm solid #000000" fo:border-bottom="0.002cm solid #000000"/>
    </style:style>
    <style:style style:name="Table24.A3" style:family="table-cell">
      <style:table-cell-properties fo:padding="0.097cm" fo:border-left="0.002cm solid #000000" fo:border-right="0.002cm solid #000000" fo:border-top="none" fo:border-bottom="0.002cm solid #000000"/>
    </style:style>
    <style:style style:name="Table24.A4" style:family="table-cell">
      <style:table-cell-properties fo:padding="0.097cm" fo:border-left="0.002cm solid #000000" fo:border-right="none" fo:border-top="none" fo:border-bottom="0.002cm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paragraph-properties loext:contextual-spacing="false"/>
    </style:style>
    <style:style style:name="P9" style:family="paragraph" style:parent-style-name="Standard">
      <style:text-properties fo:color="#1a1a1a" style:font-name="Times New Roman" fo:font-size="12pt" style:font-name-asian="ArialMT" style:font-size-asian="12pt" style:font-name-complex="ArialMT" style:font-size-complex="12pt"/>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2"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3" style:family="paragraph" style:parent-style-name="Standard">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ize="12pt" style:font-size-asian="12pt" style:font-size-complex="12pt"/>
    </style:style>
    <style:style style:name="P17" style:family="paragraph" style:parent-style-name="Standard">
      <style:text-properties style:text-line-through-style="soli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1" style:family="paragraph" style:parent-style-name="Standard">
      <style:paragraph-properties fo:margin-left="0cm" fo:margin-right="0cm" fo:text-indent="0cm" style:auto-text-indent="false"/>
      <style:text-properties fo:font-style="normal" style:font-style-asian="normal" style:font-style-complex="normal"/>
    </style:style>
    <style:style style:name="P2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3" style:family="paragraph" style:parent-style-name="List_20_Contents">
      <style:paragraph-properties fo:margin-left="0cm" fo:margin-right="0cm" fo:text-align="start" style:justify-single-word="false" fo:text-indent="0cm" style:auto-text-indent="false"/>
    </style:style>
    <style:style style:name="P24" style:family="paragraph" style:parent-style-name="Standard">
      <style:paragraph-properties loext:contextual-spacing="false" fo:margin-left="0cm" fo:margin-right="0cm" fo:margin-top="0cm" fo:margin-bottom="0cm" fo:text-indent="0cm" style:auto-text-indent="false"/>
    </style:style>
    <style:style style:name="P25" style:family="paragraph" style:parent-style-name="Standard">
      <style:paragraph-properties fo:margin-left="0cm" fo:margin-right="0cm" fo:margin-top="0cm" fo:margin-bottom="0cm" fo:text-indent="0cm" style:auto-text-indent="false"/>
      <style:text-properties fo:color="#1a1a1a" style:text-outline="false" style:font-name="Times New Roman" fo:font-size="12pt" fo:letter-spacing="normal" style:letter-kerning="false" style:font-size-asian="12pt" style:font-size-complex="12pt"/>
    </style:style>
    <style:style style:name="P26"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7" style:family="paragraph" style:parent-style-name="Table_20_Heading">
      <style:paragraph-properties fo:text-align="center" style:justify-single-word="false"/>
      <style:text-properties fo:font-weight="bold" style:font-weight-asian="bold" style:font-weight-complex="bold"/>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start" style:justify-single-word="false"/>
    </style:style>
    <style:style style:name="P30" style:family="paragraph" style:parent-style-name="Standard">
      <style:paragraph-properties loext:contextual-spacing="false" fo:margin-top="0cm" fo:margin-bottom="0cm"/>
    </style:style>
    <style:style style:name="P31" style:family="paragraph" style:parent-style-name="Standard">
      <style:paragraph-properties loext:contextual-spacing="false" fo:margin-top="0cm" fo:margin-bottom="0cm" fo:text-align="center" style:justify-single-word="false"/>
    </style:style>
    <style:style style:name="P32" style:family="paragraph" style:parent-style-name="Standard">
      <style:paragraph-properties loext:contextual-spacing="false" fo:margin-top="0cm" fo:margin-bottom="0cm" fo:text-align="start" style:justify-single-word="false"/>
    </style:style>
    <style:style style:name="P33" style:family="paragraph" style:parent-style-name="Table_20_Contents">
      <style:paragraph-properties loext:contextual-spacing="false" fo:margin-top="0cm" fo:margin-bottom="0cm"/>
    </style:style>
    <style:style style:name="P34" style:family="paragraph" style:parent-style-name="Table_20_Contents">
      <style:paragraph-properties loext:contextual-spacing="false" fo:margin-top="0cm" fo:margin-bottom="0cm" fo:text-align="center" style:justify-single-word="false"/>
      <style:text-properties fo:font-weight="bold" style:font-weight-asian="bold" style:font-weight-complex="bold"/>
    </style:style>
    <style:style style:name="P35" style:family="paragraph" style:parent-style-name="Table_20_Contents">
      <style:paragraph-properties loext:contextual-spacing="false" fo:margin-top="0cm" fo:margin-bottom="0cm" fo:text-align="start" style:justify-single-word="false"/>
    </style:style>
    <style:style style:name="P36" style:family="paragraph" style:parent-style-name="Table_20_Contents">
      <style:paragraph-properties loext:contextual-spacing="false" fo:margin-top="0cm" fo:margin-bottom="0cm" fo:text-align="center" style:justify-single-word="false"/>
    </style:style>
    <style:style style:name="P37" style:family="paragraph" style:parent-style-name="Table_20_Contents">
      <style:paragraph-properties loext:contextual-spacing="false" fo:margin-top="0cm" fo:margin-bottom="0cm" fo:text-align="center" style:justify-single-word="false"/>
      <style:text-properties fo:font-style="normal" style:font-style-asian="normal" style:font-style-complex="normal"/>
    </style:style>
    <style:style style:name="P38" style:family="paragraph" style:parent-style-name="Table_20_Contents">
      <style:paragraph-properties loext:contextual-spacing="false" fo:margin-top="0cm" fo:margin-bottom="0cm" fo:text-align="start" style:justify-single-word="false"/>
      <style:text-properties fo:font-style="normal" style:font-style-asian="normal" style:font-style-complex="normal"/>
    </style:style>
    <style:style style:name="P39" style:family="paragraph" style:parent-style-name="Table_20_Contents">
      <style:paragraph-properties fo:margin-top="0cm" fo:margin-bottom="0cm"/>
      <style:text-properties style:font-name="Times New Roman" fo:font-size="12pt" style:font-size-asian="12pt" style:font-size-complex="12pt"/>
    </style:style>
    <style:style style:name="P40" style:family="paragraph" style:parent-style-name="Table_20_Contents">
      <style:paragraph-properties fo:margin-top="0cm" fo:margin-bottom="0cm" fo:text-align="center" style:justify-single-word="false"/>
      <style:text-properties style:font-name="Times New Roman" fo:font-size="12pt" style:font-size-asian="12pt" style:font-size-complex="12pt"/>
    </style:style>
    <style:style style:name="P41" style:family="paragraph" style:parent-style-name="Table_20_Heading">
      <style:paragraph-properties loext:contextual-spacing="false" fo:margin-top="0cm" fo:margin-bottom="0cm"/>
    </style:style>
    <style:style style:name="P42" style:family="paragraph" style:parent-style-name="Table_20_Heading">
      <style:paragraph-properties loext:contextual-spacing="false" fo:margin-top="0cm" fo:margin-bottom="0cm" fo:text-align="center" style:justify-single-word="false"/>
    </style:style>
    <style:style style:name="P43" style:family="paragraph" style:parent-style-name="Table_20_Heading">
      <style:paragraph-properties loext:contextual-spacing="false" fo:margin-top="0cm" fo:margin-bottom="0cm" fo:text-align="start" style:justify-single-word="false"/>
    </style:style>
    <style:style style:name="P44" style:family="paragraph" style:parent-style-name="Standard">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Table_20_Contents">
      <style:paragraph-properties fo:text-align="center" style:justify-single-word="false"/>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2" style:family="paragraph" style:parent-style-name="Table_20_Contents">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5" style:family="paragraph" style:parent-style-name="Table_20_Contents">
      <style:text-properties style:font-name="Times New Roman" fo:font-size="12pt" style:font-size-asian="12pt" style:font-size-complex="12pt"/>
    </style:style>
    <style:style style:name="P56" style:family="paragraph" style:parent-style-name="Table_20_Contents">
      <style:paragraph-properties fo:text-align="center" style:justify-single-word="false"/>
      <style:text-properties style:font-name="Times New Roman" fo:font-size="12pt" style:font-size-asian="12pt" style:font-size-complex="12pt"/>
    </style:style>
    <style:style style:name="P57" style:family="paragraph" style:parent-style-name="Standard">
      <style:paragraph-properties fo:break-before="page"/>
    </style:style>
    <style:style style:name="P5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9" style:family="paragraph" style:parent-style-name="Standard">
      <style:paragraph-properties loext:contextual-spacing="false" fo:margin-top="0.3cm" fo:margin-bottom="0cm"/>
    </style:style>
    <style:style style:name="P60" style:family="paragraph" style:parent-style-name="Text_20_body">
      <style:text-properties fo:font-size="12pt" style:font-size-asian="12pt" style:font-size-complex="12pt"/>
    </style:style>
    <style:style style:name="P61" style:family="paragraph" style:parent-style-name="Contents_20_2">
      <style:paragraph-properties>
        <style:tab-stops>
          <style:tab-stop style:position="17.59cm" style:type="right" style:leader-style="dotted" style:leader-text="."/>
        </style:tab-stops>
      </style:paragraph-properties>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Contents_20_4">
      <style:paragraph-properties>
        <style:tab-stops>
          <style:tab-stop style:position="17.59cm" style:type="right" style:leader-style="dotted" style:leader-text="."/>
        </style:tab-stops>
      </style:paragraph-properties>
    </style:style>
    <style:style style:name="P64" style:family="paragraph" style:parent-style-name="Contents_20_3">
      <style:paragraph-properties>
        <style:tab-stops>
          <style:tab-stop style:position="17.59cm" style:type="right" style:leader-style="dotted" style:leader-text="."/>
        </style:tab-stops>
      </style:paragraph-properties>
    </style:style>
    <style:style style:name="P65" style:family="paragraph" style:parent-style-name="Standard" style:list-style-name="L1">
      <style:text-properties style:font-name="Arial1" fo:font-style="normal" style:font-style-asian="normal" style:font-style-complex="normal"/>
    </style:style>
    <style:style style:name="P66" style:family="paragraph" style:parent-style-name="Standard" style:list-style-name="L2"/>
    <style:style style:name="P67" style:family="paragraph" style:parent-style-name="Standard" style:list-style-name="L3">
      <style:paragraph-properties loext:contextual-spacing="false" fo:margin-top="0cm" fo:margin-bottom="0cm" fo:line-height="100%"/>
    </style:style>
    <style:style style:name="P68" style:family="paragraph" style:parent-style-name="Standard" style:list-style-name="L4">
      <style:paragraph-properties loext:contextual-spacing="false" fo:margin-top="0cm" fo:margin-bottom="0cm"/>
    </style:style>
    <style:style style:name="P69" style:family="paragraph" style:parent-style-name="Standard" style:list-style-name="L5">
      <style:paragraph-properties loext:contextual-spacing="false"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5">
      <style:paragraph-properties loext:contextual-spacing="false" fo:margin-top="0cm" fo:margin-bottom="0cm"/>
    </style:style>
    <style:style style:name="P71" style:family="paragraph" style:parent-style-name="Standard" style:list-style-name="L6">
      <style:paragraph-properties loext:contextual-spacing="false" fo:margin-top="0cm" fo:margin-bottom="0cm"/>
    </style:style>
    <style:style style:name="P72" style:family="paragraph" style:parent-style-name="Standard" style:list-style-name="L7">
      <style:paragraph-properties loext:contextual-spacing="false" fo:margin-top="0cm" fo:margin-bottom="0cm"/>
    </style:style>
    <style:style style:name="P73" style:family="paragraph" style:parent-style-name="Standard" style:list-style-name="L8">
      <style:paragraph-properties loext:contextual-spacing="false" fo:margin-top="0cm" fo:margin-bottom="0cm"/>
    </style:style>
    <style:style style:name="P74" style:family="paragraph" style:parent-style-name="Standard" style:list-style-name="L9">
      <style:paragraph-properties loext:contextual-spacing="false" fo:margin-top="0cm" fo:margin-bottom="0cm"/>
    </style:style>
    <style:style style:name="P75" style:family="paragraph" style:parent-style-name="Standard" style:list-style-name="L5">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list-style-name="L9">
      <style:paragraph-properties loext:contextual-spacing="false" fo:margin-left="2.54cm" fo:margin-right="0cm" fo:margin-top="0cm" fo:margin-bottom="0cm" fo:line-height="100%" fo:text-indent="-0.635cm" style:auto-text-indent="false"/>
    </style:style>
    <style:style style:name="P77" style:family="paragraph" style:parent-style-name="Heading_20_1">
      <style:paragraph-properties>
        <style:tab-stops>
          <style:tab-stop style:position="11.068cm"/>
        </style:tab-stops>
      </style:paragraph-properties>
    </style:style>
    <style:style style:name="P78" style:family="paragraph" style:parent-style-name="Heading_20_1" style:master-page-name="First_20_Page">
      <style:paragraph-properties style:page-number="auto"/>
    </style:style>
    <style:style style:name="P79" style:family="paragraph" style:parent-style-name="Heading_20_3">
      <style:paragraph-properties>
        <style:tab-stops>
          <style:tab-stop style:position="1.512cm"/>
        </style:tab-stops>
      </style:paragraph-properties>
    </style:style>
    <style:style style:name="P80" style:family="paragraph" style:parent-style-name="Heading_20_3">
      <style:paragraph-properties loext:contextual-spacing="false" fo:margin-top="0.3cm" fo:margin-bottom="0cm"/>
    </style:style>
    <style:style style:name="P81" style:family="paragraph" style:parent-style-name="Heading_20_4">
      <style:paragraph-properties loext:contextual-spacing="false" fo:margin-top="0.3cm" fo:margin-bottom="0cm"/>
    </style:style>
    <style:style style:name="P82" style:family="paragraph">
      <style:paragraph-properties style:writing-mode="lr-tb"/>
      <style:text-properties style:font-name="Times New Roman1" fo:font-size="1pt" style:font-name-asian="Times New Roman1" style:font-name-complex="Times New Roman1"/>
    </style:style>
    <style:style style:name="P83"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outline="false" fo:letter-spacing="normal" style:letter-kerning="false" style:font-name-asian="HelveticaNeue" style:font-name-complex="HelveticaNeue"/>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underline-style="none"/>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7202387341376" text:id="ct107202387341376">
          <text:insertion>
            <office:change-info>
              <dc:creator>D Harris</dc:creator>
              <dc:date>2015-02-12T20:14:00</dc:date>
            </office:change-info>
          </text:insertion>
        </text:changed-region>
        <text:changed-region xml:id="ct107202387336000" text:id="ct107202387336000">
          <text:insertion>
            <office:change-info>
              <dc:creator>D Harris</dc:creator>
              <dc:date>2015-02-12T20:15:00</dc:date>
            </office:change-info>
          </text:insertion>
        </text:changed-region>
        <text:changed-region xml:id="ct107202387286848" text:id="ct107202387286848">
          <text:insertion>
            <office:change-info>
              <dc:creator>D Harris</dc:creator>
              <dc:date>2015-02-12T20:22:00</dc:date>
            </office:change-info>
          </text:insertion>
        </text:changed-region>
        <text:changed-region xml:id="ct107202385257280" text:id="ct107202385257280">
          <text:insertion>
            <office:change-info>
              <dc:creator>D Harris</dc:creator>
              <dc:date>2015-02-12T20:22:00</dc:date>
            </office:change-info>
          </text:insertion>
        </text:changed-region>
        <text:changed-region xml:id="ct107202387292992" text:id="ct107202387292992">
          <text:insertion>
            <office:change-info>
              <dc:creator>D Harris</dc:creator>
              <dc:date>2015-02-12T20:22:00</dc:date>
            </office:change-info>
          </text:insertion>
        </text:changed-region>
        <text:changed-region xml:id="ct107202385222144" text:id="ct107202385222144">
          <text:insertion>
            <office:change-info>
              <dc:creator>D Harris</dc:creator>
              <dc:date>2015-02-12T20:22:00</dc:date>
            </office:change-info>
          </text:insertion>
        </text:changed-region>
        <text:changed-region xml:id="ct107202387266304" text:id="ct107202387266304">
          <text:insertion>
            <office:change-info>
              <dc:creator>D Harris</dc:creator>
              <dc:date>2015-02-12T20:22:00</dc:date>
            </office:change-info>
          </text:insertion>
        </text:changed-region>
        <text:changed-region xml:id="ct107202389368640" text:id="ct107202389368640">
          <text:insertion>
            <office:change-info>
              <dc:creator>D Harris</dc:creator>
              <dc:date>2015-02-12T20:22:00</dc:date>
            </office:change-info>
          </text:insertion>
        </text:changed-region>
        <text:changed-region xml:id="ct107202385273792" text:id="ct107202385273792">
          <text:insertion>
            <office:change-info>
              <dc:creator>D Harris</dc:creator>
              <dc:date>2015-02-12T20:22:00</dc:date>
            </office:change-info>
          </text:insertion>
        </text:changed-region>
        <text:changed-region xml:id="ct107202387347328" text:id="ct107202387347328">
          <text:insertion>
            <office:change-info>
              <dc:creator>D Harris</dc:creator>
              <dc:date>2015-02-12T20:22:00</dc:date>
            </office:change-info>
          </text:insertion>
        </text:changed-region>
        <text:changed-region xml:id="ct107202389375744" text:id="ct107202389375744">
          <text:insertion>
            <office:change-info>
              <dc:creator>D Harris</dc:creator>
              <dc:date>2015-02-12T20:22:00</dc:date>
            </office:change-info>
          </text:insertion>
        </text:changed-region>
        <text:changed-region xml:id="ct107202387282624" text:id="ct107202387282624">
          <text:insertion>
            <office:change-info>
              <dc:creator>D Harris</dc:creator>
              <dc:date>2015-02-12T20:22:00</dc:date>
            </office:change-info>
          </text:insertion>
        </text:changed-region>
        <text:changed-region xml:id="ct107202389352128" text:id="ct107202389352128">
          <text:insertion>
            <office:change-info>
              <dc:creator>D Harris</dc:creator>
              <dc:date>2015-02-12T20:22:00</dc:date>
            </office:change-info>
          </text:insertion>
        </text:changed-region>
        <text:changed-region xml:id="ct107202385183168" text:id="ct107202385183168">
          <text:insertion>
            <office:change-info>
              <dc:creator>D Harris</dc:creator>
              <dc:date>2015-02-12T20:22:00</dc:date>
            </office:change-info>
          </text:insertion>
        </text:changed-region>
        <text:changed-region xml:id="ct107202387336384" text:id="ct107202387336384">
          <text:insertion>
            <office:change-info>
              <dc:creator>D Harris</dc:creator>
              <dc:date>2015-02-12T20:22:00</dc:date>
            </office:change-info>
          </text:insertion>
        </text:changed-region>
        <text:changed-region xml:id="ct107202387350976" text:id="ct107202387350976">
          <text:insertion>
            <office:change-info>
              <dc:creator>D Harris</dc:creator>
              <dc:date>2015-02-12T20:22:00</dc:date>
            </office:change-info>
          </text:insertion>
        </text:changed-region>
        <text:changed-region xml:id="ct107202385175488" text:id="ct107202385175488">
          <text:insertion>
            <office:change-info>
              <dc:creator>D Harris</dc:creator>
              <dc:date>2015-02-12T20:22:00</dc:date>
            </office:change-info>
          </text:insertion>
        </text:changed-region>
        <text:changed-region xml:id="ct107202389376128" text:id="ct107202389376128">
          <text:insertion>
            <office:change-info>
              <dc:creator>D Harris</dc:creator>
              <dc:date>2015-02-12T20:22:00</dc:date>
            </office:change-info>
          </text:insertion>
        </text:changed-region>
        <text:changed-region xml:id="ct107202389353664" text:id="ct107202389353664">
          <text:insertion>
            <office:change-info>
              <dc:creator>D Harris</dc:creator>
              <dc:date>2015-02-12T20:22:00</dc:date>
            </office:change-info>
          </text:insertion>
        </text:changed-region>
        <text:changed-region xml:id="ct107202387324288" text:id="ct107202387324288">
          <text:insertion>
            <office:change-info>
              <dc:creator>D Harris</dc:creator>
              <dc:date>2015-02-12T20:22:00</dc:date>
            </office:change-info>
          </text:insertion>
        </text:changed-region>
        <text:changed-region xml:id="ct107202389346176" text:id="ct107202389346176">
          <text:insertion>
            <office:change-info>
              <dc:creator>D Harris</dc:creator>
              <dc:date>2015-02-12T20:22:00</dc:date>
            </office:change-info>
          </text:insertion>
        </text:changed-region>
        <text:changed-region xml:id="ct107202387337728" text:id="ct107202387337728">
          <text:insertion>
            <office:change-info>
              <dc:creator>D Harris</dc:creator>
              <dc:date>2015-02-12T20:22:00</dc:date>
            </office:change-info>
          </text:insertion>
        </text:changed-region>
        <text:changed-region xml:id="ct107202387313536" text:id="ct107202387313536">
          <text:insertion>
            <office:change-info>
              <dc:creator>D Harris</dc:creator>
              <dc:date>2015-02-12T20:22:00</dc:date>
            </office:change-info>
          </text:insertion>
        </text:changed-region>
        <text:changed-region xml:id="ct107202389373248" text:id="ct107202389373248">
          <text:insertion>
            <office:change-info>
              <dc:creator>D Harris</dc:creator>
              <dc:date>2015-02-12T20:22:00</dc:date>
            </office:change-info>
          </text:insertion>
        </text:changed-region>
        <text:changed-region xml:id="ct107202387319296" text:id="ct107202387319296">
          <text:insertion>
            <office:change-info>
              <dc:creator>D Harris</dc:creator>
              <dc:date>2015-02-12T20:22:00</dc:date>
            </office:change-info>
          </text:insertion>
        </text:changed-region>
        <text:changed-region xml:id="ct106652631485632" text:id="ct106652631485632">
          <text:insertion>
            <office:change-info>
              <dc:creator>D Harris</dc:creator>
              <dc:date>2015-02-12T20:22:00</dc:date>
            </office:change-info>
          </text:insertion>
        </text:changed-region>
        <text:changed-region xml:id="ct106652629445120" text:id="ct106652629445120">
          <text:insertion>
            <office:change-info>
              <dc:creator>D Harris</dc:creator>
              <dc:date>2015-02-12T20:22:00</dc:date>
            </office:change-info>
          </text:insertion>
        </text:changed-region>
        <text:changed-region xml:id="ct106652631543040" text:id="ct106652631543040">
          <text:insertion>
            <office:change-info>
              <dc:creator>D Harris</dc:creator>
              <dc:date>2015-02-12T20:22:00</dc:date>
            </office:change-info>
          </text:insertion>
        </text:changed-region>
        <text:changed-region xml:id="ct106652633552064" text:id="ct106652633552064">
          <text:insertion>
            <office:change-info>
              <dc:creator>D Harris</dc:creator>
              <dc:date>2015-02-12T20:22:00</dc:date>
            </office:change-info>
          </text:insertion>
        </text:changed-region>
        <text:changed-region xml:id="ct106652631549952" text:id="ct106652631549952">
          <text:insertion>
            <office:change-info>
              <dc:creator>D Harris</dc:creator>
              <dc:date>2015-02-12T20:22:00</dc:date>
            </office:change-info>
          </text:insertion>
        </text:changed-region>
        <text:changed-region xml:id="ct106652631448384" text:id="ct106652631448384">
          <text:insertion>
            <office:change-info>
              <dc:creator>D Harris</dc:creator>
              <dc:date>2015-02-12T20:22:00</dc:date>
            </office:change-info>
          </text:insertion>
        </text:changed-region>
        <text:changed-region xml:id="ct106652631502336" text:id="ct106652631502336">
          <text:insertion>
            <office:change-info>
              <dc:creator>D Harris</dc:creator>
              <dc:date>2015-02-12T20:22:00</dc:date>
            </office:change-info>
          </text:insertion>
        </text:changed-region>
        <text:changed-region xml:id="ct106652631501568" text:id="ct106652631501568">
          <text:insertion>
            <office:change-info>
              <dc:creator>D Harris</dc:creator>
              <dc:date>2015-02-12T20:22:00</dc:date>
            </office:change-info>
          </text:insertion>
        </text:changed-region>
        <text:changed-region xml:id="ct106652631510016" text:id="ct106652631510016">
          <text:insertion>
            <office:change-info>
              <dc:creator>D Harris</dc:creator>
              <dc:date>2015-02-12T20:22:00</dc:date>
            </office:change-info>
          </text:insertion>
        </text:changed-region>
        <text:changed-region xml:id="ct106652631522496" text:id="ct106652631522496">
          <text:insertion>
            <office:change-info>
              <dc:creator>D Harris</dc:creator>
              <dc:date>2015-02-12T20:22:00</dc:date>
            </office:change-info>
          </text:insertion>
        </text:changed-region>
        <text:changed-region xml:id="ct106652631541504" text:id="ct106652631541504">
          <text:insertion>
            <office:change-info>
              <dc:creator>D Harris</dc:creator>
              <dc:date>2015-02-12T20:22:00</dc:date>
            </office:change-info>
          </text:insertion>
        </text:changed-region>
        <text:changed-region xml:id="ct106652629389440" text:id="ct106652629389440">
          <text:insertion>
            <office:change-info>
              <dc:creator>D Harris</dc:creator>
              <dc:date>2015-02-12T20:22:00</dc:date>
            </office:change-info>
          </text:insertion>
        </text:changed-region>
        <text:changed-region xml:id="ct106652631515392" text:id="ct106652631515392">
          <text:insertion>
            <office:change-info>
              <dc:creator>D Harris</dc:creator>
              <dc:date>2015-02-12T20:22:00</dc:date>
            </office:change-info>
          </text:insertion>
        </text:changed-region>
        <text:changed-region xml:id="ct106652631539584" text:id="ct106652631539584">
          <text:insertion>
            <office:change-info>
              <dc:creator>D Harris</dc:creator>
              <dc:date>2015-02-12T20:22:00</dc:date>
            </office:change-info>
          </text:insertion>
        </text:changed-region>
        <text:changed-region xml:id="ct106652629366400" text:id="ct106652629366400">
          <text:insertion>
            <office:change-info>
              <dc:creator>D Harris</dc:creator>
              <dc:date>2015-02-12T20:22:00</dc:date>
            </office:change-info>
          </text:insertion>
        </text:changed-region>
        <text:changed-region xml:id="ct106652631507328" text:id="ct106652631507328">
          <text:insertion>
            <office:change-info>
              <dc:creator>D Harris</dc:creator>
              <dc:date>2015-02-12T20:22:00</dc:date>
            </office:change-info>
          </text:insertion>
        </text:changed-region>
        <text:changed-region xml:id="ct106652631538048" text:id="ct106652631538048">
          <text:insertion>
            <office:change-info>
              <dc:creator>D Harris</dc:creator>
              <dc:date>2015-02-12T20:22:00</dc:date>
            </office:change-info>
          </text:insertion>
        </text:changed-region>
        <text:changed-region xml:id="ct106652631496960" text:id="ct106652631496960">
          <text:insertion>
            <office:change-info>
              <dc:creator>D Harris</dc:creator>
              <dc:date>2015-02-12T20:22:00</dc:date>
            </office:change-info>
          </text:insertion>
        </text:changed-region>
        <text:changed-region xml:id="ct106652631522688" text:id="ct106652631522688">
          <text:insertion>
            <office:change-info>
              <dc:creator>D Harris</dc:creator>
              <dc:date>2015-02-12T20:22:00</dc:date>
            </office:change-info>
          </text:insertion>
        </text:changed-region>
        <text:changed-region xml:id="ct106652631519808" text:id="ct106652631519808">
          <text:insertion>
            <office:change-info>
              <dc:creator>D Harris</dc:creator>
              <dc:date>2015-02-12T20:22:00</dc:date>
            </office:change-info>
          </text:insertion>
        </text:changed-region>
        <text:changed-region xml:id="ct106652631497536" text:id="ct106652631497536">
          <text:insertion>
            <office:change-info>
              <dc:creator>D Harris</dc:creator>
              <dc:date>2015-02-12T20:22:00</dc:date>
            </office:change-info>
          </text:insertion>
        </text:changed-region>
        <text:changed-region xml:id="ct106652631498880" text:id="ct106652631498880">
          <text:insertion>
            <office:change-info>
              <dc:creator>D Harris</dc:creator>
              <dc:date>2015-02-12T20:22:00</dc:date>
            </office:change-info>
          </text:insertion>
        </text:changed-region>
        <text:changed-region xml:id="ct106652631534016" text:id="ct106652631534016">
          <text:insertion>
            <office:change-info>
              <dc:creator>D Harris</dc:creator>
              <dc:date>2015-02-12T20:22:00</dc:date>
            </office:change-info>
          </text:insertion>
        </text:changed-region>
        <text:changed-region xml:id="ct106652631438016" text:id="ct106652631438016">
          <text:insertion>
            <office:change-info>
              <dc:creator>D Harris</dc:creator>
              <dc:date>2015-02-12T20:22:00</dc:date>
            </office:change-info>
          </text:insertion>
        </text:changed-region>
        <text:changed-region xml:id="ct106652631458944" text:id="ct106652631458944">
          <text:insertion>
            <office:change-info>
              <dc:creator>D Harris</dc:creator>
              <dc:date>2015-02-12T20:22:00</dc:date>
            </office:change-info>
          </text:insertion>
        </text:changed-region>
        <text:changed-region xml:id="ct106652631524032" text:id="ct106652631524032">
          <text:deletion>
            <office:change-info>
              <dc:creator>D Harris</dc:creator>
              <dc:date>2015-02-12T20:24:00</dc:date>
            </office:change-info>
            <text:p text:style-name="P1">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8">Error Codes</text:p>
                </table:table-cell>
                <table:covered-table-cell/>
                <table:covered-table-cell/>
              </table:table-row>
              <table:table-row>
                <table:table-cell table:style-name="Table10.A2" office:value-type="string">
                  <text:p text:style-name="P28">Bits</text:p>
                </table:table-cell>
                <table:table-cell table:style-name="Table10.A2" office:value-type="string">
                  <text:p text:style-name="Table_20_Heading">Value</text:p>
                </table:table-cell>
                <table:table-cell table:style-name="Table10.C2" office:value-type="string">
                  <text:p text:style-name="P29">Description</text:p>
                </table:table-cell>
              </table:table-row>
              <table:table-row>
                <table:table-cell table:style-name="Table10.C2" table:number-columns-spanned="3" office:value-type="string">
                  <text:p text:style-name="P29">Error Type. <text:s/>Exactly zero or one of the following bits shall be set:</text:p>
                </table:table-cell>
                <table:covered-table-cell/>
                <table:covered-table-cell/>
              </table:table-row>
              <table:table-row>
                <table:table-cell table:style-name="Table10.A2" table:number-rows-spanned="4" office:value-type="string">
                  <text:p text:style-name="P45">12-15</text:p>
                </table:table-cell>
                <table:table-cell table:style-name="Table10.A2" office:value-type="string">
                  <text:p text:style-name="P45">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5">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45">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5">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29">Specific Error Enumeration:</text:p>
                </table:table-cell>
                <table:covered-table-cell/>
                <table:covered-table-cell/>
              </table:table-row>
              <table:table-row>
                <table:table-cell table:style-name="Table10.A2" office:value-type="string">
                  <text:p text:style-name="P45">8-11</text:p>
                </table:table-cell>
                <table:table-cell table:style-name="Table10.C2" table:number-columns-spanned="2" office:value-type="string">
                  <text:p text:style-name="P23">Reserved for future use. <text:s/></text:p>
                </table:table-cell>
                <table:covered-table-cell/>
              </table:table-row>
              <table:table-row>
                <table:table-cell table:style-name="Table10.C2" table:number-columns-spanned="3" office:value-type="string">
                  <text:p text:style-name="P29">General Error Flags: <text:s/></text:p>
                </table:table-cell>
                <table:covered-table-cell/>
                <table:covered-table-cell/>
              </table:table-row>
              <table:table-row>
                <table:table-cell table:style-name="Table10.A2" table:number-rows-spanned="9" office:value-type="string">
                  <text:p text:style-name="P45">4-7</text:p>
                </table:table-cell>
                <table:table-cell table:style-name="Table10.C2" table:number-columns-spanned="2" office:value-type="string">
                  <text:p text:style-name="P29">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29">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29">Additional flags:</text:p>
                </table:table-cell>
                <table:covered-table-cell/>
                <table:covered-table-cell/>
              </table:table-row>
              <table:table-row>
                <table:table-cell table:style-name="Table10.A2" office:value-type="string">
                  <text:p text:style-name="P45">0-3</text:p>
                </table:table-cell>
                <table:table-cell table:style-name="Table10.C2" table:number-columns-spanned="2" office:value-type="string">
                  <text:p text:style-name="P23">Reserved for use of specific protocols for error reporting. <text:s/>Interpretation of these bits will be defined in <text:span text:style-name="T1">the</text:span> specific protocol documentation. <text:s/>A value of zero in this field means no further information is available. <text:s/></text:p>
                </table:table-cell>
                <table:covered-table-cell/>
              </table:table-row>
            </table:table>
            <text:p text:style-name="P1"/>
          </text:deletion>
        </text:changed-region>
        <text:changed-region xml:id="ct106652631536128" text:id="ct106652631536128">
          <text:deletion>
            <office:change-info>
              <dc:creator>D Harris</dc:creator>
              <dc:date>2015-02-12T21:15:00</dc:date>
            </office:change-info>
            <text:p text:style-name="P1"/>
            <text:p text:style-name="P1"/>
          </text:deletion>
        </text:changed-region>
        <text:changed-region xml:id="ct106652631504448" text:id="ct106652631504448">
          <text:deletion>
            <office:change-info>
              <dc:creator>D Harris</dc:creator>
              <dc:date>2015-02-12T22:24:00</dc:date>
            </office:change-info>
            <text:p text:style-name="Standard">, and describes the reasoning behind those choices in <text:span text:style-name="T1">the</text:span> current MTI definitions</text:p>
          </text:deletion>
        </text:changed-region>
        <text:changed-region xml:id="ct106652631500800" text:id="ct106652631500800">
          <text:insertion>
            <office:change-info>
              <dc:creator>D Harris</dc:creator>
              <dc:date>2015-02-12T22:23:00</dc:date>
            </office:change-info>
          </text:insertion>
        </text:changed-region>
        <text:changed-region xml:id="ct106652631548032" text:id="ct106652631548032">
          <text:insertion>
            <office:change-info>
              <dc:creator>Unknown Author</dc:creator>
              <dc:date>2015-02-11T21:31:00</dc:date>
            </office:change-info>
          </text:insertion>
        </text:changed-region>
        <text:changed-region xml:id="ct106652629389056" text:id="ct106652629389056">
          <text:insertion>
            <office:change-info>
              <dc:creator>Unknown Author</dc:creator>
              <dc:date>2015-02-11T21:31:00</dc:date>
            </office:change-info>
          </text:insertion>
        </text:changed-region>
        <text:changed-region xml:id="ct106652631536320" text:id="ct106652631536320">
          <text:insertion>
            <office:change-info>
              <dc:creator>Unknown Author</dc:creator>
              <dc:date>2015-02-11T21:31:00</dc:date>
            </office:change-info>
          </text:insertion>
        </text:changed-region>
        <text:changed-region xml:id="ct106652631469312" text:id="ct106652631469312">
          <text:insertion>
            <office:change-info>
              <dc:creator>Unknown Author</dc:creator>
              <dc:date>2015-02-11T21:31:00</dc:date>
            </office:change-info>
          </text:insertion>
        </text:changed-region>
        <text:changed-region xml:id="ct106652629460096" text:id="ct106652629460096">
          <text:insertion>
            <office:change-info>
              <dc:creator>Unknown Author</dc:creator>
              <dc:date>2015-02-11T21:32:00</dc:date>
            </office:change-info>
          </text:insertion>
        </text:changed-region>
        <text:changed-region xml:id="ct106652631479104" text:id="ct106652631479104">
          <text:insertion>
            <office:change-info>
              <dc:creator>Unknown Author</dc:creator>
              <dc:date>2015-02-11T21:32:00</dc:date>
            </office:change-info>
          </text:insertion>
        </text:changed-region>
        <text:changed-region xml:id="ct106652631481216" text:id="ct106652631481216">
          <text:insertion>
            <office:change-info>
              <dc:creator>Unknown Author</dc:creator>
              <dc:date>2015-02-11T21:32:00</dc:date>
            </office:change-info>
          </text:insertion>
        </text:changed-region>
        <text:changed-region xml:id="ct106652631504256" text:id="ct106652631504256">
          <text:insertion>
            <office:change-info>
              <dc:creator>Unknown Author</dc:creator>
              <dc:date>2015-02-11T21:32:00</dc:date>
            </office:change-info>
          </text:insertion>
        </text:changed-region>
        <text:changed-region xml:id="ct106652631559936" text:id="ct106652631559936">
          <text:insertion>
            <office:change-info>
              <dc:creator>Unknown Author</dc:creator>
              <dc:date>2015-02-11T21:32:00</dc:date>
            </office:change-info>
          </text:insertion>
        </text:changed-region>
        <text:changed-region xml:id="ct106652631498496" text:id="ct106652631498496">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Introduction</text:h>
      <text:p text:style-name="Standard">This Standard contains normative information about the OpenLCB Message Network. Corresponding discussion and background can be found in the corresponding <text:span text:style-name="T12">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0">They are mandatory</text:span><text:span text:style-name="T21">.</text:span></text:p>
      <text:h text:style-name="Heading_20_2" text:outline-level="2">References and Context</text:h>
      <text:p text:style-name="Standard">For background information on format and presentation, see:</text:p>
      <text:list xml:id="list4282593835338030150" text:style-name="L1">
        <text:list-item>
          <text:p text:style-name="P65">OpenLCB Common Information Technical Note</text:p>
        </text:list-item>
      </text:list>
      <text:p text:style-name="Standard">This Standard is in the context of the following OpenLCB Standard:</text:p>
      <text:list xml:id="list4648824137973142318" text:style-name="L2">
        <text:list-item>
          <text:p text:style-name="P66">The <text:span text:style-name="T13">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2110261112" text:continue-numbering="true" text:style-name="L2">
        <text:list-item>
          <text:p text:style-name="P66">The <text:span text:style-name="T14">OpenLCB CAN Frame Transfer Standard</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tandard is in the context of the following OpenLCB-TCP/IP Standards:</text:p>
      <text:list xml:id="list506526511" text:continue-numbering="true" text:style-name="L2">
        <text:list-item>
          <text:p text:style-name="P66"><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79"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7">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0">understand</text:span> the material in this document.</text:p></text:note-body></text:note>. We keep them in just that one place to avoid conflicting updates. Those allocations are normative. <text:s/></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5">15</text:p>
          </table:table-cell>
          <table:table-cell table:style-name="Table1.B2" office:value-type="float" office:value="14">
            <text:p text:style-name="P45">14</text:p>
          </table:table-cell>
          <table:table-cell table:style-name="Table1.B2" office:value-type="float" office:value="13">
            <text:p text:style-name="P45">13</text:p>
          </table:table-cell>
          <table:table-cell table:style-name="Table1.B2" office:value-type="float" office:value="12">
            <text:p text:style-name="P45">12</text:p>
          </table:table-cell>
          <table:table-cell table:style-name="Table1.B2" office:value-type="float" office:value="11">
            <text:p text:style-name="P45">11</text:p>
          </table:table-cell>
          <table:table-cell table:style-name="Table1.B2" office:value-type="float" office:value="10">
            <text:p text:style-name="P45">10</text:p>
          </table:table-cell>
          <table:table-cell table:style-name="Table1.B2" office:value-type="float" office:value="9">
            <text:p text:style-name="P45">9</text:p>
          </table:table-cell>
          <table:table-cell table:style-name="Table1.B2" office:value-type="float" office:value="8">
            <text:p text:style-name="P45">8</text:p>
          </table:table-cell>
          <table:table-cell table:style-name="Table1.B2" office:value-type="float" office:value="7">
            <text:p text:style-name="P45">7</text:p>
          </table:table-cell>
          <table:table-cell table:style-name="Table1.B2" office:value-type="float" office:value="6">
            <text:p text:style-name="P45">6</text:p>
          </table:table-cell>
          <table:table-cell table:style-name="Table1.B2" office:value-type="float" office:value="5">
            <text:p text:style-name="P45">5</text:p>
          </table:table-cell>
          <table:table-cell table:style-name="Table1.B2" office:value-type="float" office:value="4">
            <text:p text:style-name="P45">4</text:p>
          </table:table-cell>
          <table:table-cell table:style-name="Table1.B2" office:value-type="float" office:value="3">
            <text:p text:style-name="P45">3</text:p>
          </table:table-cell>
          <table:table-cell table:style-name="Table1.B2" office:value-type="float" office:value="2">
            <text:p text:style-name="P45">2</text:p>
          </table:table-cell>
          <table:table-cell table:style-name="Table1.B2" office:value-type="float" office:value="1">
            <text:p text:style-name="P45">1</text:p>
          </table:table-cell>
          <table:table-cell table:style-name="Table1.Q2" office:value-type="float" office:value="0">
            <text:p text:style-name="P45">0</text:p>
          </table:table-cell>
        </table:table-row>
        <table:table-row>
          <table:table-cell table:style-name="Table1.A2" office:value-type="string">
            <text:p text:style-name="Table_20_Heading">Field</text:p>
          </table:table-cell>
          <table:table-cell table:style-name="Table1.A2" table:number-columns-spanned="2" office:value-type="string">
            <text:p text:style-name="P45">Reserved</text:p>
          </table:table-cell>
          <table:covered-table-cell/>
          <table:table-cell table:style-name="Table1.A2" office:value-type="string">
            <text:p text:style-name="P45">Special</text:p>
          </table:table-cell>
          <table:table-cell table:style-name="Table1.A2" office:value-type="string">
            <text:p text:style-name="P45">Stream or datagram</text:p>
          </table:table-cell>
          <table:table-cell table:style-name="Table1.A2" table:number-columns-spanned="2" office:value-type="string">
            <text:p text:style-name="P45">Priority</text:p>
          </table:table-cell>
          <table:covered-table-cell/>
          <table:table-cell table:style-name="Table1.A2" table:number-columns-spanned="5" office:value-type="string">
            <text:p text:style-name="P45">Type within Priority</text:p>
          </table:table-cell>
          <table:covered-table-cell/>
          <table:covered-table-cell/>
          <table:covered-table-cell/>
          <table:covered-table-cell/>
          <table:table-cell table:style-name="Table1.A2" office:value-type="string">
            <text:p text:style-name="P45">Simple</text:p>
            <text:p text:style-name="P45">Protocol</text:p>
          </table:table-cell>
          <table:table-cell table:style-name="Table1.A2" office:value-type="string">
            <text:p text:style-name="P45">Address Present</text:p>
          </table:table-cell>
          <table:table-cell table:style-name="Table1.A2" office:value-type="string">
            <text:p text:style-name="P45">Event Present</text:p>
          </table:table-cell>
          <table:table-cell table:style-name="Table1.P3" table:number-columns-spanned="2" office:value-type="string">
            <text:p text:style-name="P45">Modifier</text:p>
          </table: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9">MTI Bit-field Descriptions</text:p>
            </table:table-cell>
            <table:covered-table-cell/>
            <table:covered-table-cell/>
            <table:covered-table-cell/>
            <table:covered-table-cell/>
          </table:table-row>
        </table:table-header-rows>
        <table:table-row>
          <table:table-cell table:style-name="Table2.A2" office:value-type="string">
            <text:p text:style-name="P48">Field Name</text:p>
          </table:table-cell>
          <table:table-cell table:style-name="Table2.A2" office:value-type="string">
            <text:p text:style-name="P49">Bit Position</text:p>
          </table:table-cell>
          <table:table-cell table:style-name="Table2.A2" office:value-type="string">
            <text:p text:style-name="P27">Size</text:p>
            <text:p text:style-name="P27">bits</text:p>
          </table:table-cell>
          <table:table-cell table:style-name="Table2.A2" office:value-type="string">
            <text:p text:style-name="P49">Mask</text:p>
            <text:p text:style-name="P49">hex</text:p>
          </table:table-cell>
          <table:table-cell table:style-name="Table2.E2" office:value-type="string">
            <text:p text:style-name="P48">Description</text:p>
          </table:table-cell>
        </table:table-row>
        <table:table-row>
          <table:table-cell table:style-name="Table2.A3" office:value-type="string">
            <text:p text:style-name="Table_20_Contents">Reserved</text:p>
          </table:table-cell>
          <table:table-cell table:style-name="Table2.A3" office:value-type="string">
            <text:p text:style-name="P45">14 - 15</text:p>
          </table:table-cell>
          <table:table-cell table:style-name="Table2.C3" office:value-type="float" office:value="2">
            <text:p text:style-name="P45">2</text:p>
          </table:table-cell>
          <table:table-cell table:style-name="Table2.A3" office:value-type="string">
            <text:p text:style-name="P45">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5">13</text:p>
          </table:table-cell>
          <table:table-cell table:style-name="Table2.C3" office:value-type="float" office:value="1">
            <text:p text:style-name="P45">1</text:p>
          </table:table-cell>
          <table:table-cell table:style-name="Table2.A3" office:value-type="string">
            <text:p text:style-name="P45">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5">12</text:p>
          </table:table-cell>
          <table:table-cell table:style-name="Table2.C3" office:value-type="float" office:value="1">
            <text:p text:style-name="P45">1</text:p>
          </table:table-cell>
          <table:table-cell table:style-name="Table2.A3" office:value-type="string">
            <text:p text:style-name="P45">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5">10 - 11</text:p>
          </table:table-cell>
          <table:table-cell table:style-name="Table2.A3" office:value-type="string">
            <text:p text:style-name="P45">2</text:p>
          </table:table-cell>
          <table:table-cell table:style-name="Table2.A3" office:value-type="string">
            <text:p text:style-name="P45">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5">5 - 9</text:p>
          </table:table-cell>
          <table:table-cell table:style-name="Table2.C3" office:value-type="float" office:value="5">
            <text:p text:style-name="P45">5</text:p>
          </table:table-cell>
          <table:table-cell table:style-name="Table2.A3" office:value-type="string">
            <text:p text:style-name="P45">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5">4</text:p>
          </table:table-cell>
          <table:table-cell table:style-name="Table2.C3" office:value-type="float" office:value="1">
            <text:p text:style-name="P45">1</text:p>
          </table:table-cell>
          <table:table-cell table:style-name="Table2.A3" office:value-type="string">
            <text:p text:style-name="P45">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5">3</text:p>
          </table:table-cell>
          <table:table-cell table:style-name="Table2.C3" office:value-type="float" office:value="1">
            <text:p text:style-name="P45">1</text:p>
          </table:table-cell>
          <table:table-cell table:style-name="Table2.A3" office:value-type="string">
            <text:p text:style-name="P45">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5">2</text:p>
          </table:table-cell>
          <table:table-cell table:style-name="Table2.C3" office:value-type="float" office:value="1">
            <text:p text:style-name="P45">1</text:p>
          </table:table-cell>
          <table:table-cell table:style-name="Table2.A3" office:value-type="string">
            <text:p text:style-name="P45">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5">0 - 1</text:p>
          </table:table-cell>
          <table:table-cell table:style-name="Table2.C3" office:value-type="float" office:value="2">
            <text:p text:style-name="P45">2</text:p>
          </table:table-cell>
          <table:table-cell table:style-name="Table2.A3" office:value-type="string">
            <text:p text:style-name="P45">0x0003</text:p>
          </table:table-cell>
          <table:table-cell table:style-name="Table2.E3" office:value-type="string">
            <text:p text:style-name="Table_20_Contents">Message-specific extra information</text:p>
          </table:table-cell>
        </table:table-row>
      </table:table>
      <text:p text:style-name="P60">Note that these fields inform the intent of the message, but also the overall format of the rest of the message. <text:s/></text:p>
      <text:p text:style-name="P11"/>
      <text:h text:style-name="Heading_20_3" text:outline-level="3">Message Content </text:h>
      <text:p text:style-name="Standard">The message content consists of:</text:p>
      <text:list xml:id="list3380892588674349265" text:style-name="L3">
        <text:list-item>
          <text:p text:style-name="P67">The MTI</text:p>
        </text:list-item>
        <text:list-item>
          <text:p text:style-name="P67">The source Node ID</text:p>
        </text:list-item>
        <text:list-item>
          <text:p text:style-name="P67">If the MTI flags it as being present, the destination Node ID</text:p>
        </text:list-item>
        <text:list-item>
          <text:p text:style-name="P67">If the MTI flags it as being present, an Event ID</text:p>
        </text:list-item>
        <text:list-item>
          <text:p text:style-name="P67">Any other content as defined for the specific message type to a maximum of 72 bytes. <text:s/><text:span text:style-name="T15"><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3900665698449516370" text:style-name="L4">
        <text:list-item>
          <text:p text:style-name="P68">Uninitialized</text:p>
        </text:list-item>
        <text:list-item>
          <text:p text:style-name="P68">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14"><text:span text:style-name="T11">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4">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4">Dest ID</text:p>
          </table:table-cell>
          <table:table-cell table:style-name="Table3.A1" office:value-type="string">
            <text:p text:style-name="P34">Event ID</text:p>
          </table:table-cell>
          <table:table-cell table:style-name="Table3.A1" office:value-type="string">
            <text:p text:style-name="P34">CommonMTI</text:p>
          </table:table-cell>
          <table:table-cell table:style-name="Table3.G1" office:value-type="string">
            <text:p text:style-name="P34">Data Content</text:p>
          </table:table-cell>
        </table:table-row>
        <table:table-row>
          <table:table-cell table:style-name="Table3.A2" table:number-rows-spanned="2" office:value-type="string">
            <text:p text:style-name="P36">Initialization Complete</text:p>
          </table:table-cell>
          <table:table-cell table:style-name="Table3.A2" office:value-type="string">
            <text:p text:style-name="P35">Full Protocol Required</text:p>
          </table:table-cell>
          <table:table-cell table:style-name="Table3.A2" office:value-type="string">
            <text:p text:style-name="P36">N</text:p>
          </table:table-cell>
          <table:table-cell table:style-name="Table3.A2" office:value-type="string">
            <text:p text:style-name="P36">N</text:p>
          </table:table-cell>
          <table:table-cell table:style-name="Table3.A2" office:value-type="string">
            <text:p text:style-name="P36">N</text:p>
          </table:table-cell>
          <table:table-cell table:style-name="Table3.A2" office:value-type="string">
            <text:p text:style-name="P36">0x0100</text:p>
          </table:table-cell>
          <table:table-cell table:style-name="Table3.G2" table:number-rows-spanned="2" office:value-type="string">
            <text:p text:style-name="P36">Source Node ID</text:p>
          </table:table-cell>
        </table:table-row>
        <table:table-row>
          <table:covered-table-cell/>
          <table:table-cell table:style-name="Table3.A2" office:value-type="string">
            <text:p text:style-name="P30">Simple-set Sufficient</text:p>
          </table:table-cell>
          <table:table-cell table:style-name="Table3.A2" office:value-type="string">
            <text:p text:style-name="P36">N</text:p>
          </table:table-cell>
          <table:table-cell table:style-name="Table3.A2" office:value-type="string">
            <text:p text:style-name="P36">N</text:p>
          </table:table-cell>
          <table:table-cell table:style-name="Table3.A2" office:value-type="string">
            <text:p text:style-name="P36">N</text:p>
          </table:table-cell>
          <table:table-cell table:style-name="Table3.A2" office:value-type="string">
            <text:p text:style-name="P31">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4">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4">Dest ID</text:p>
          </table:table-cell>
          <table:table-cell table:style-name="Table4.A1" office:value-type="string">
            <text:p text:style-name="P34">Event ID</text:p>
          </table:table-cell>
          <table:table-cell table:style-name="Table4.A1" office:value-type="string">
            <text:p text:style-name="P34">CommonMTI</text:p>
          </table:table-cell>
          <table:table-cell table:style-name="Table4.G1" office:value-type="string">
            <text:p text:style-name="P34">Data Content</text:p>
          </table:table-cell>
        </table:table-row>
        <table:table-row>
          <table:table-cell table:style-name="Table4.A2" table:number-rows-spanned="2" office:value-type="string">
            <text:p text:style-name="P36">Verify Node ID</text:p>
          </table:table-cell>
          <table:table-cell table:style-name="Table4.A2" office:value-type="string">
            <text:p text:style-name="P35">Addressed</text:p>
          </table:table-cell>
          <table:table-cell table:style-name="Table4.A2" office:value-type="string">
            <text:p text:style-name="P36">-<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6">Y</text:p>
          </table:table-cell>
          <table:table-cell table:style-name="Table4.A2" office:value-type="string">
            <text:p text:style-name="P36">N</text:p>
          </table:table-cell>
          <table:table-cell table:style-name="Table4.A2" office:value-type="string">
            <text:p text:style-name="P37">0x0498</text:p>
          </table:table-cell>
          <table:table-cell table:style-name="Table4.G2" table:number-rows-spanned="2" office:value-type="string">
            <text:p text:style-name="P37"><text:span text:style-name="T19">Optional</text:span> Full Node ID </text:p>
          </table:table-cell>
        </table:table-row>
        <table:table-row table:style-name="Table4.3">
          <table:covered-table-cell/>
          <table:table-cell table:style-name="Table4.A2" office:value-type="string">
            <text:p text:style-name="P35">Global</text:p>
          </table:table-cell>
          <table:table-cell table:style-name="Table4.A2" office:value-type="string">
            <text:p text:style-name="P36">Y</text:p>
          </table:table-cell>
          <table:table-cell table:style-name="Table4.A2" office:value-type="string">
            <text:p text:style-name="P36">N</text:p>
          </table:table-cell>
          <table:table-cell table:style-name="Table4.A2" office:value-type="string">
            <text:p text:style-name="P36">N</text:p>
          </table:table-cell>
          <table:table-cell table:style-name="Table4.A2" office:value-type="string">
            <text:p text:style-name="P31">0x0490</text:p>
          </table:table-cell>
          <table:covered-table-cell/>
        </table:table-row>
      </table:table>
      <text:p text:style-name="Standard"/>
      <text:h text:style-name="Heading_20_3" text:outline-level="3">Verified Node ID</text:h>
      <text:p text:style-name="P18">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4">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4">Dest ID</text:p>
          </table:table-cell>
          <table:table-cell table:style-name="Table5.A1" office:value-type="string">
            <text:p text:style-name="P34">Event ID</text:p>
          </table:table-cell>
          <table:table-cell table:style-name="Table5.A1" office:value-type="string">
            <text:p text:style-name="P34">CommonMTI</text:p>
          </table:table-cell>
          <table:table-cell table:style-name="Table5.G1" office:value-type="string">
            <text:p text:style-name="P34">Data Content</text:p>
          </table:table-cell>
        </table:table-row>
        <table:table-row>
          <table:table-cell table:style-name="Table5.A2" table:number-rows-spanned="2" office:value-type="string">
            <text:p text:style-name="P36">Verified Node ID Number</text:p>
          </table:table-cell>
          <table:table-cell table:style-name="Table5.A2" office:value-type="string">
            <text:p text:style-name="P35">Full Protocol Required</text:p>
          </table:table-cell>
          <table:table-cell table:style-name="Table5.C2" office:value-type="string">
            <text:p text:style-name="P36">Y</text:p>
          </table:table-cell>
          <table:table-cell table:style-name="Table5.C2" office:value-type="string">
            <text:p text:style-name="P36">N</text:p>
          </table:table-cell>
          <table:table-cell table:style-name="Table5.C2" office:value-type="string">
            <text:p text:style-name="P36">N</text:p>
          </table:table-cell>
          <table:table-cell table:style-name="Table5.A2" office:value-type="string">
            <text:p text:style-name="P36">0x0170</text:p>
          </table:table-cell>
          <table:table-cell table:style-name="Table5.G2" table:number-rows-spanned="2" office:value-type="string">
            <text:p text:style-name="P36"><text:s/>Source Node ID</text:p>
          </table:table-cell>
        </table:table-row>
        <table:table-row>
          <table:covered-table-cell/>
          <table:table-cell table:style-name="Table5.A2" office:value-type="string">
            <text:p text:style-name="P35">Simple Subset Sufficient</text:p>
          </table:table-cell>
          <table:table-cell table:style-name="Table5.A2" office:value-type="string">
            <text:p text:style-name="P36">Y</text:p>
          </table:table-cell>
          <table:table-cell table:style-name="Table5.A2" office:value-type="string">
            <text:p text:style-name="P36">N</text:p>
          </table:table-cell>
          <table:table-cell table:style-name="Table5.A2" office:value-type="string">
            <text:p text:style-name="P36">N</text:p>
          </table:table-cell>
          <table:table-cell table:style-name="Table5.A2" office:value-type="string">
            <text:p text:style-name="P31">0x0171</text:p>
          </table:table-cell>
          <table:covered-table-cell/>
        </table:table-row>
      </table:table>
      <text:p text:style-name="P9"><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9">Name</text:p>
          </table:table-cell>
          <table:table-cell table:style-name="Table6.A1" office:value-type="string">
            <text:p text:style-name="Table_20_Heading">Simple Protocol </text:p>
          </table:table-cell>
          <table:table-cell table:style-name="Table6.A1" office:value-type="string">
            <text:p text:style-name="P49">Dest ID</text:p>
          </table:table-cell>
          <table:table-cell table:style-name="Table6.A1" office:value-type="string">
            <text:p text:style-name="P49">Event ID</text:p>
          </table:table-cell>
          <table:table-cell table:style-name="Table6.A1" office:value-type="string">
            <text:p text:style-name="P49">CommonMTI</text:p>
          </table:table-cell>
          <table:table-cell table:style-name="Table6.F1" office:value-type="string">
            <text:p text:style-name="P49">Data Content</text:p>
          </table:table-cell>
        </table:table-row>
        <table:table-row table:style-name="Table6.1">
          <table:table-cell table:style-name="Table6.A2" office:value-type="string">
            <text:p text:style-name="P45">Optional Interaction Rejected</text:p>
          </table:table-cell>
          <table:table-cell table:style-name="Table6.A2" office:value-type="string">
            <text:p text:style-name="P45">N</text:p>
          </table:table-cell>
          <table:table-cell table:style-name="Table6.A2" office:value-type="string">
            <text:p text:style-name="P45">Y</text:p>
          </table:table-cell>
          <table:table-cell table:style-name="Table6.A2" office:value-type="string">
            <text:p text:style-name="P45">N</text:p>
          </table:table-cell>
          <table:table-cell table:style-name="Table6.A2" office:value-type="string">
            <text:p text:style-name="P45">0x0068</text:p>
          </table:table-cell>
          <table:table-cell table:style-name="Table6.F2" office:value-type="string">
            <text:p text:style-name="P45">Error codes, MTI, optional info</text:p>
          </table:table-cell>
        </table:table-row>
      </table:table>
      <text:p text:style-name="P10">The data contents are, in order:</text:p>
      <text:list xml:id="list2497207156862797056" text:style-name="L5">
        <text:list-item>
          <text:p text:style-name="P69">Two bytes of error code. <text:s/></text:p>
        </text:list-item>
        <text:list-item>
          <text:p text:style-name="P70"><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75">Any extra bytes that the node wishes to include. There can be zero or more of these. These shall be described in the node documentation. <text:s/></text:p>
        </text:list-item>
      </text:list>
      <text:p text:style-name="P44">Nodes shall process this message even if not all of the contents are provided. <text:s/></text:p>
      <text:p text:style-name="P24"><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9">Name</text:p>
          </table:table-cell>
          <table:table-cell table:style-name="Table7.A1" office:value-type="string">
            <text:p text:style-name="P49">Simple <text:s/>Protocol</text:p>
          </table:table-cell>
          <table:table-cell table:style-name="Table7.A1" office:value-type="string">
            <text:p text:style-name="P49">Dest ID</text:p>
          </table:table-cell>
          <table:table-cell table:style-name="Table7.A1" office:value-type="string">
            <text:p text:style-name="P49">Event ID</text:p>
          </table:table-cell>
          <table:table-cell table:style-name="Table7.A1" office:value-type="string">
            <text:p text:style-name="P49">Common</text:p>
            <text:p text:style-name="P49">MTI</text:p>
          </table:table-cell>
          <table:table-cell table:style-name="Table7.F1" office:value-type="string">
            <text:p text:style-name="P49">Data Content</text:p>
          </table:table-cell>
        </table:table-row>
        <table:table-row>
          <table:table-cell table:style-name="Table7.A2" office:value-type="string">
            <text:p text:style-name="P45">Terminate Due to Error</text:p>
          </table:table-cell>
          <table:table-cell table:style-name="Table7.A2" office:value-type="string">
            <text:p text:style-name="P45">N</text:p>
          </table:table-cell>
          <table:table-cell table:style-name="Table7.A2" office:value-type="string">
            <text:p text:style-name="P45">Y</text:p>
          </table:table-cell>
          <table:table-cell table:style-name="Table7.A2" office:value-type="string">
            <text:p text:style-name="P45">N</text:p>
          </table:table-cell>
          <table:table-cell table:style-name="Table7.A2" office:value-type="string">
            <text:p text:style-name="P45">0x00A8</text:p>
          </table:table-cell>
          <table:table-cell table:style-name="Table7.F2" office:value-type="string">
            <text:p text:style-name="P45">Error code, MTI, optional info</text:p>
          </table:table-cell>
        </table:table-row>
      </table:table>
      <text:p text:style-name="P19">The contents are, in order:</text:p>
      <text:list xml:id="list1753824648" text:continue-numbering="true" text:style-name="L5">
        <text:list-item>
          <text:p text:style-name="P69">Two bytes of error code.</text:p>
        </text:list-item>
        <text:list-item>
          <text:p text:style-name="P70"><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0">the</text:span> stream/datagram bit can be inferred).</text:p></text:note-body></text:note></text:span><text:span text:style-name="T1">, that content is returned with the rest of the MTI bits set to zero.</text:span></text:p>
        </text:list-item>
        <text:list-item>
          <text:p text:style-name="P69">Any extra bytes that the node wishes to include. There can be zero or more of these. These shall be described in the node documentation.</text:p>
        </text:list-item>
      </text:list>
      <text:p text:style-name="P19">Nodes shall process this message even if not all of the contents are provided.</text:p>
      <text:p text:style-name="P18"><text:span text:style-name="T1">For error codes see section </text:span><text:a xlink:type="simple" xlink:href="#3.5.5.Error codes|outline" text:style-name="Internet_20_link" text:visited-style-name="Visited_20_Internet_20_Link"><text:span text:style-name="T23">#Error Codes</text:span></text:a><text:span text:style-name="T8">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9">Name</text:p>
          </table:table-cell>
          <table:table-cell table:style-name="Table9.A1" office:value-type="string">
            <text:p text:style-name="Table_20_Heading">Simple Protocol </text:p>
          </table:table-cell>
          <table:table-cell table:style-name="Table9.A1" office:value-type="string">
            <text:p text:style-name="P49">Dest ID</text:p>
          </table:table-cell>
          <table:table-cell table:style-name="Table9.A1" office:value-type="string">
            <text:p text:style-name="P49">Event ID</text:p>
          </table:table-cell>
          <table:table-cell table:style-name="Table9.A1" office:value-type="string">
            <text:p text:style-name="P49">Common</text:p>
            <text:p text:style-name="P49">MTI</text:p>
          </table:table-cell>
          <table:table-cell table:style-name="Table9.F1" office:value-type="string">
            <text:p text:style-name="P49">Data Content</text:p>
          </table:table-cell>
        </table:table-row>
        <table:table-row>
          <table:table-cell table:style-name="Table9.A2" office:value-type="string">
            <text:p text:style-name="P45">Protocol Support Inquiry</text:p>
          </table:table-cell>
          <table:table-cell table:style-name="Table9.A2" office:value-type="string">
            <text:p text:style-name="P45">-</text:p>
          </table:table-cell>
          <table:table-cell table:style-name="Table9.A2" office:value-type="string">
            <text:p text:style-name="P45">Y</text:p>
          </table:table-cell>
          <table:table-cell table:style-name="Table9.A2" office:value-type="string">
            <text:p text:style-name="P45">N</text:p>
          </table:table-cell>
          <table:table-cell table:style-name="Table9.A2" office:value-type="string">
            <text:p text:style-name="P45">0x0828</text:p>
          </table:table-cell>
          <table:table-cell table:style-name="Table9.F2" office:value-type="string">
            <text:p text:style-name="P45">(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4">Name</text:p>
          </table:table-cell>
          <table:table-cell table:style-name="Table12.A1" office:value-type="string">
            <text:p text:style-name="Table_20_Heading">Simple Protocol </text:p>
          </table:table-cell>
          <table:table-cell table:style-name="Table12.A1" office:value-type="string">
            <text:p text:style-name="P34">Dest ID</text:p>
          </table:table-cell>
          <table:table-cell table:style-name="Table12.A1" office:value-type="string">
            <text:p text:style-name="P34">Event ID</text:p>
          </table:table-cell>
          <table:table-cell table:style-name="Table12.A1" office:value-type="string">
            <text:p text:style-name="P34">CommonMTI</text:p>
          </table:table-cell>
          <table:table-cell table:style-name="Table12.F1" office:value-type="string">
            <text:p text:style-name="P34">Data Content</text:p>
          </table:table-cell>
        </table:table-row>
        <table:table-row>
          <table:table-cell table:style-name="Table12.A2" office:value-type="string">
            <text:p text:style-name="P36">Protocol Support Reply</text:p>
          </table:table-cell>
          <table:table-cell table:style-name="Table12.A2" office:value-type="string">
            <text:p text:style-name="P36">N</text:p>
          </table:table-cell>
          <table:table-cell table:style-name="Table12.A2" office:value-type="string">
            <text:p text:style-name="P36">Y</text:p>
          </table:table-cell>
          <table:table-cell table:style-name="Table12.A2" office:value-type="string">
            <text:p text:style-name="P36">N</text:p>
          </table:table-cell>
          <table:table-cell table:style-name="Table12.A2" office:value-type="string">
            <text:p text:style-name="P31">0x0668</text:p>
          </table:table-cell>
          <table:table-cell table:style-name="Table12.F2" office:value-type="string">
            <text:p text:style-name="P32">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3">Protocol</text:p>
            </table:table-cell>
            <table:table-cell table:style-name="Table13.B1" office:value-type="string">
              <text:p text:style-name="P42"><text:s text:c="3"/>Protocol Flags</text:p>
            </table:table-cell>
          </table:table-row>
        </table:table-header-rows>
        <table:table-row table:style-name="Table13.1">
          <table:table-cell table:style-name="Table13.A2" office:value-type="string">
            <text:p text:style-name="P35">Simple Protocol subset</text:p>
          </table:table-cell>
          <table:table-cell table:style-name="Table13.B2" office:value-type="string">
            <text:p text:style-name="P31">0x80 00 00</text:p>
          </table:table-cell>
        </table:table-row>
        <table:table-row table:style-name="Table13.1">
          <table:table-cell table:style-name="Table13.A3" office:value-type="string">
            <text:p text:style-name="P35">Datagram Protocol</text:p>
          </table:table-cell>
          <table:table-cell table:style-name="Table13.B2" office:value-type="string">
            <text:p text:style-name="P31">0x40 00 00</text:p>
          </table:table-cell>
        </table:table-row>
        <table:table-row table:style-name="Table13.1">
          <table:table-cell table:style-name="Table13.A3" office:value-type="string">
            <text:p text:style-name="P35">Stream Protocol</text:p>
          </table:table-cell>
          <table:table-cell table:style-name="Table13.B2" office:value-type="string">
            <text:p text:style-name="P31">0x20 00 00</text:p>
          </table:table-cell>
        </table:table-row>
        <table:table-row table:style-name="Table13.1">
          <table:table-cell table:style-name="Table13.A3" office:value-type="string">
            <text:p text:style-name="P35">Memory Configuration Protocol</text:p>
          </table:table-cell>
          <table:table-cell table:style-name="Table13.B2" office:value-type="string">
            <text:p text:style-name="P31">0x10 00 00</text:p>
          </table:table-cell>
        </table:table-row>
        <table:table-row table:style-name="Table13.1">
          <table:table-cell table:style-name="Table13.A3" office:value-type="string">
            <text:p text:style-name="P35">Reservation Protocol</text:p>
          </table:table-cell>
          <table:table-cell table:style-name="Table13.B2" office:value-type="string">
            <text:p text:style-name="P31">0x08 00 00</text:p>
          </table:table-cell>
        </table:table-row>
        <table:table-row table:style-name="Table13.1">
          <table:table-cell table:style-name="Table13.A3" office:value-type="string">
            <text:p text:style-name="P35">Event Exchange (Producer/Consumer) Protocol</text:p>
          </table:table-cell>
          <table:table-cell table:style-name="Table13.B2" office:value-type="string">
            <text:p text:style-name="P31">0x04 00 00</text:p>
          </table:table-cell>
        </table:table-row>
        <table:table-row table:style-name="Table13.1">
          <table:table-cell table:style-name="Table13.A3" office:value-type="string">
            <text:p text:style-name="P35">Identification Protocol</text:p>
          </table:table-cell>
          <table:table-cell table:style-name="Table13.B2" office:value-type="string">
            <text:p text:style-name="P31">0x02 00 00</text:p>
          </table:table-cell>
        </table:table-row>
        <table:table-row table:style-name="Table13.1">
          <table:table-cell table:style-name="Table13.A3" office:value-type="string">
            <text:p text:style-name="P35">Teaching/Learning Configuration Protocol</text:p>
          </table:table-cell>
          <table:table-cell table:style-name="Table13.B2" office:value-type="string">
            <text:p text:style-name="P31">0x01 00 00</text:p>
          </table:table-cell>
        </table:table-row>
        <table:table-row table:style-name="Table13.1">
          <table:table-cell table:style-name="Table13.A3" office:value-type="string">
            <text:p text:style-name="P35">Remote Button Protocol</text:p>
          </table:table-cell>
          <table:table-cell table:style-name="Table13.B2" office:value-type="string">
            <text:p text:style-name="P31">0x00 80 00</text:p>
          </table:table-cell>
        </table:table-row>
        <table:table-row table:style-name="Table13.1">
          <table:table-cell table:style-name="Table13.A3" office:value-type="string">
            <text:p text:style-name="P35">Abbreviated Default CDI Protocol</text:p>
          </table:table-cell>
          <table:table-cell table:style-name="Table13.B2" office:value-type="string">
            <text:p text:style-name="P31">0x00 40 00</text:p>
          </table:table-cell>
        </table:table-row>
        <table:table-row table:style-name="Table13.1">
          <table:table-cell table:style-name="Table13.A3" office:value-type="string">
            <text:p text:style-name="P35">Display Protocol</text:p>
          </table:table-cell>
          <table:table-cell table:style-name="Table13.B2" office:value-type="string">
            <text:p text:style-name="P31">0x00 20 00</text:p>
          </table:table-cell>
        </table:table-row>
        <table:table-row table:style-name="Table13.1">
          <table:table-cell table:style-name="Table13.A3" office:value-type="string">
            <text:p text:style-name="P35">Simple Node Information Protocol</text:p>
          </table:table-cell>
          <table:table-cell table:style-name="Table13.B2" office:value-type="string">
            <text:p text:style-name="P31">0x00 10 00</text:p>
          </table:table-cell>
        </table:table-row>
        <table:table-row table:style-name="Table13.1">
          <table:table-cell table:style-name="Table13.A3" office:value-type="string">
            <text:p text:style-name="P35">Configuration Description Information (CDI)</text:p>
          </table:table-cell>
          <table:table-cell table:style-name="Table13.B2" office:value-type="string">
            <text:p text:style-name="P31">0x00 08 00</text:p>
          </table:table-cell>
        </table:table-row>
        <table:table-row table:style-name="Table13.1">
          <table:table-cell table:style-name="Table13.A3" office:value-type="string">
            <text:p text:style-name="P35">Traction Control Protocol (Train Protocol)</text:p>
          </table:table-cell>
          <table:table-cell table:style-name="Table13.B2" office:value-type="string">
            <text:p text:style-name="P31">0x00 04 00</text:p>
          </table:table-cell>
        </table:table-row>
        <table:table-row table:style-name="Table13.1">
          <table:table-cell table:style-name="Table13.A3" office:value-type="string">
            <text:p text:style-name="P35">Function Description Information (FDI)</text:p>
          </table:table-cell>
          <table:table-cell table:style-name="Table13.B2" office:value-type="string">
            <text:p text:style-name="P31">0x00 02 00</text:p>
          </table:table-cell>
        </table:table-row>
        <table:table-row table:style-name="Table13.1">
          <table:table-cell table:style-name="Table13.A3" office:value-type="string">
            <text:p text:style-name="P35">DCC Command Station Protocol</text:p>
          </table:table-cell>
          <table:table-cell table:style-name="Table13.B2" office:value-type="string">
            <text:p text:style-name="P31">0x00 01 00</text:p>
          </table:table-cell>
        </table:table-row>
        <table:table-row table:style-name="Table13.1">
          <table:table-cell table:style-name="Table13.A3" office:value-type="string">
            <text:p text:style-name="P35">Simple Train Node Information Protocol</text:p>
          </table:table-cell>
          <table:table-cell table:style-name="Table13.B2" office:value-type="string">
            <text:p text:style-name="P36">0x00 00 80</text:p>
          </table:table-cell>
        </table:table-row>
        <table:table-row table:style-name="Table13.1">
          <table:table-cell table:style-name="Table13.A3" office:value-type="string">
            <text:p text:style-name="P35">Reserved for future protocol bits. Shall be sent as 0 and ignored upon receipt.</text:p>
            <text:p text:style-name="P35">Trailing 0-bytes do not need to be sent. <text:s text:c="2"/></text:p>
          </table:table-cell>
          <table:table-cell table:style-name="Table13.B2" office:value-type="string">
            <text:p text:style-name="P36">All others</text:p>
          </table:table-cell>
        </table:table-row>
      </table:table>
      <text:p text:style-name="P26"><text:s/></text:p>
      <text:h text:style-name="Heading_20_2" text:outline-level="2">Interactions</text:h>
      <text:p text:style-name="Standard"><text:span text:style-name="T19">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6">Nodes shall not emit any other OpenLCB message before the Initialization Complete message.</text:span><text:span text:style-name="T15">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1">Upon receipt of a global (unaddressed) Verify Node ID message that <text:span text:style-name="T19">does not contain</text:span> an (optional) Node ID, a node shall reply with an unaddressed Verified Node ID message. </text:p>
      <text:p text:style-name="P21"><text:soft-page-break/>Upon receipt of a global (unaddressed) Verify Node ID message that <text:span text:style-name="T19">contains</text:span> an (optional) Node ID, a node will reply with an unaddressed Verified Node ID message, <text:span text:style-name="T1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80" text:outline-level="3">Protocol Support Inquiry and Response</text:h>
      <text:p text:style-name="P59">On receipt of a Protocol Support Inquiry message, a node will reply with a Protocol Support <text:s/>Response with bit values corresponding to <text:span text:style-name="T1">the</text:span> protocols that the node implements. <text:s/></text:p>
      <text:p text:style-name="P59"/>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1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80"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7"/>
      <text:h text:style-name="Heading_20_3" text:outline-level="3"><text:soft-page-break/>Error codes<text:change-start text:change-id="ct107202387341376"/></text:h>
      <text:p text:style-name="Standard"><text:change-end text:change-id="ct107202387341376"/><text:change-start text:change-id="ct107202387336000"/>Numerous messages are defined to carry status information and error codes. An OpenLCB Error code is a 2-byte value of the following format:</text:p>
      <text:p text:style-name="Standard"><text:change-end text:change-id="ct107202387336000"/><text:change-start text:change-id="ct107202387286848"/></text:p>
      <table:table table:name="Table23" table:style-name="Table23">
        <table:table-column table:style-name="Table23.A"/>
        <table:table-column table:style-name="Table23.B"/>
        <table:table-row>
          <table:table-cell table:style-name="Table23.A1" table:number-columns-spanned="2" office:value-type="string">
            <text:p text:style-name="P53">Error Code Format</text:p>
          </table:table-cell>
          <table:covered-table-cell/>
        </table:table-row>
        <table:table-row>
          <table:table-cell table:style-name="Table23.A2" office:value-type="string">
            <text:p text:style-name="P53">Bits</text:p>
          </table:table-cell>
          <table:table-cell table:style-name="Table23.B2" office:value-type="string">
            <text:p text:style-name="P52">Description</text:p>
          </table:table-cell>
        </table:table-row>
        <table:table-row>
          <table:table-cell table:style-name="Table23.A2" office:value-type="string">
            <text:p text:style-name="P56">12-15</text:p>
          </table:table-cell>
          <table:table-cell table:style-name="Table23.B2" office:value-type="string">
            <text:p text:style-name="P55">Error type flags. <text:s/>Zero or one bit shall be selected. <text:s/></text:p>
          </table:table-cell>
        </table:table-row>
        <table:table-row>
          <table:table-cell table:style-name="Table23.A2" office:value-type="string">
            <text:p text:style-name="P56">8-11</text:p>
          </table:table-cell>
          <table:table-cell table:style-name="Table23.B2" office:value-type="string">
            <text:p text:style-name="P55">Reserved. <text:s/>Send as zero, ignored on receipt. </text:p>
          </table:table-cell>
        </table:table-row>
        <table:table-row>
          <table:table-cell table:style-name="Table23.A2" office:value-type="string">
            <text:p text:style-name="P56">4-7</text:p>
          </table:table-cell>
          <table:table-cell table:style-name="Table23.B2" office:value-type="string">
            <text:p text:style-name="P55">General Error Enumeration 0-15. <text:s/>Default as zero, and ignored on receipt. <text:s/></text:p>
          </table:table-cell>
        </table:table-row>
        <table:table-row>
          <table:table-cell table:style-name="Table23.A2" office:value-type="string">
            <text:p text:style-name="P56">0-3</text:p>
          </table:table-cell>
          <table:table-cell table:style-name="Table23.B2" office:value-type="string">
            <text:p text:style-name="P23">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P57">The following error codes are defined: <text:change-end text:change-id="ct107202387286848"/></text:p>
      <table:table table:name="Table24" table:style-name="Table24">
        <table:table-column table:style-name="Table24.A"/>
        <table:table-column table:style-name="Table24.B"/>
        <table:table-row>
          <table:table-cell table:style-name="Table24.A1" table:number-columns-spanned="2" office:value-type="string">
            <text:p text:style-name="P53"><text:change-start text:change-id="ct107202385257280"/>Error Codes<text:change-end text:change-id="ct107202385257280"/></text:p>
          </table:table-cell>
          <table:covered-table-cell/>
        </table:table-row>
        <table:table-row>
          <table:table-cell table:style-name="Table24.A2" office:value-type="string">
            <text:p text:style-name="P54"><text:change-start text:change-id="ct107202387292992"/>Value<text:change-end text:change-id="ct107202387292992"/></text:p>
          </table:table-cell>
          <table:table-cell table:style-name="Table24.A1" office:value-type="string">
            <text:p text:style-name="P54"><text:change-start text:change-id="ct107202385222144"/>Description<text:change-end text:change-id="ct107202385222144"/></text:p>
          </table:table-cell>
        </table:table-row>
        <table:table-row>
          <table:table-cell table:style-name="Table24.A3" table:number-columns-spanned="2" office:value-type="string">
            <text:p text:style-name="P54"><text:change-start text:change-id="ct107202387266304"/>Permanent Error Enumeration. Re-trying the same interaction will result in the same error.<text:change-end text:change-id="ct107202387266304"/></text:p>
          </table:table-cell>
          <table:covered-table-cell/>
        </table:table-row>
        <table:table-row>
          <table:table-cell table:style-name="Table24.A4" office:value-type="string">
            <text:p text:style-name="P40"><text:change-start text:change-id="ct107202389368640"/>0x1000<text:change-end text:change-id="ct107202389368640"/></text:p>
          </table:table-cell>
          <table:table-cell table:style-name="Table24.A3" office:value-type="string">
            <text:p text:style-name="P39"><text:change-start text:change-id="ct107202385273792"/>Permanent error, not further specified. <text:s/><text:change-end text:change-id="ct107202385273792"/></text:p>
          </table:table-cell>
        </table:table-row>
        <table:table-row>
          <table:table-cell table:style-name="Table24.A4" office:value-type="string">
            <text:p text:style-name="P40"><text:change-start text:change-id="ct107202387347328"/>0x1010<text:change-end text:change-id="ct107202387347328"/></text:p>
          </table:table-cell>
          <table:table-cell table:style-name="Table24.A3" office:value-type="string">
            <text:p text:style-name="P39"><text:change-start text:change-id="ct107202389375744"/>Unimplemented, not further specified.<text:change-end text:change-id="ct107202389375744"/></text:p>
          </table:table-cell>
        </table:table-row>
        <table:table-row>
          <table:table-cell table:style-name="Table24.A4" office:value-type="string">
            <text:p text:style-name="P40"><text:change-start text:change-id="ct107202387282624"/>0x1020<text:change-end text:change-id="ct107202387282624"/></text:p>
          </table:table-cell>
          <table:table-cell table:style-name="Table24.A3" office:value-type="string">
            <text:p text:style-name="P39"><text:change-start text:change-id="ct107202389352128"/>Source not permitted. <text:change-end text:change-id="ct107202389352128"/></text:p>
          </table:table-cell>
        </table:table-row>
        <table:table-row>
          <table:table-cell table:style-name="Table24.A4" office:value-type="string">
            <text:p text:style-name="P40"><text:change-start text:change-id="ct107202385183168"/>0x1030<text:change-end text:change-id="ct107202385183168"/></text:p>
          </table:table-cell>
          <table:table-cell table:style-name="Table24.A3" office:value-type="string">
            <text:p text:style-name="P39"><text:change-start text:change-id="ct107202387336384"/>Reserved.<text:change-end text:change-id="ct107202387336384"/></text:p>
          </table:table-cell>
        </table:table-row>
        <table:table-row>
          <table:table-cell table:style-name="Table24.A4" office:value-type="string">
            <text:p text:style-name="P40"><text:change-start text:change-id="ct107202387350976"/>0x1040<text:change-end text:change-id="ct107202387350976"/></text:p>
          </table:table-cell>
          <table:table-cell table:style-name="Table24.A3" office:value-type="string">
            <text:p text:style-name="P39"><text:change-start text:change-id="ct107202385175488"/>Unimplemented, not further specified. <text:change-end text:change-id="ct107202385175488"/></text:p>
          </table:table-cell>
        </table:table-row>
        <table:table-row>
          <table:table-cell table:style-name="Table24.A4" office:value-type="string">
            <text:p text:style-name="P40"><text:change-start text:change-id="ct107202389376128"/>0x1050<text:change-end text:change-id="ct107202389376128"/></text:p>
          </table:table-cell>
          <table:table-cell table:style-name="Table24.A3" office:value-type="string">
            <text:p text:style-name="P25"><text:change-start text:change-id="ct107202389353664"/>Unimplemented, subcommand is unknown.<text:change-end text:change-id="ct107202389353664"/></text:p>
          </table:table-cell>
        </table:table-row>
        <table:table-row>
          <table:table-cell table:style-name="Table24.A4" office:value-type="string">
            <text:p text:style-name="P40"><text:change-start text:change-id="ct107202387324288"/>0x1060<text:change-end text:change-id="ct107202387324288"/></text:p>
          </table:table-cell>
          <table:table-cell table:style-name="Table24.A3" office:value-type="string">
            <text:p text:style-name="P25"><text:change-start text:change-id="ct107202389346176"/>Unimplemented, Datagram-type, Stream-type, or command is unknown.<text:change-end text:change-id="ct107202389346176"/></text:p>
          </table:table-cell>
        </table:table-row>
        <table:table-row>
          <table:table-cell table:style-name="Table24.A4" office:value-type="string">
            <text:p text:style-name="P40"><text:change-start text:change-id="ct107202387337728"/>0x1070<text:change-end text:change-id="ct107202387337728"/></text:p>
          </table:table-cell>
          <table:table-cell table:style-name="Table24.A3" office:value-type="string">
            <text:p text:style-name="P25"><text:change-start text:change-id="ct107202387313536"/>Unimplemented, unknown MTI, or Transport protocol (datagrams/streams) is not supported. <text:s/><text:change-end text:change-id="ct107202387313536"/></text:p>
          </table:table-cell>
        </table:table-row>
        <table:table-row>
          <table:table-cell table:style-name="Table24.A4" office:value-type="string">
            <text:p text:style-name="P40"><text:change-start text:change-id="ct107202389373248"/>0x1080<text:change-end text:change-id="ct107202389373248"/></text:p>
          </table:table-cell>
          <table:table-cell table:style-name="Table24.A3" office:value-type="string">
            <text:p text:style-name="P39"><text:change-start text:change-id="ct107202387319296"/>Invalid arguments. Some of the values sent in the message fall outside of the expected range, or do not match the expectations of the receiving node.<text:change-end text:change-id="ct107202387319296"/></text:p>
          </table:table-cell>
        </table:table-row>
        <table:table-row>
          <table:table-cell table:style-name="Table24.A4" office:value-type="string">
            <text:p text:style-name="P56"><text:change-start text:change-id="ct106652631485632"/>0x1090-0x10F0<text:change-end text:change-id="ct106652631485632"/></text:p>
          </table:table-cell>
          <table:table-cell table:style-name="Table24.A3" office:value-type="string">
            <text:p text:style-name="P55"><text:change-start text:change-id="ct106652629445120"/>Reserved.<text:change-end text:change-id="ct106652629445120"/></text:p>
          </table:table-cell>
        </table:table-row>
        <table:table-row>
          <table:table-cell table:style-name="Table24.A3" table:number-columns-spanned="2" office:value-type="string">
            <text:p text:style-name="P54"><text:change-start text:change-id="ct106652631543040"/>Temporary Error (resent OK). <text:s/>Re-trying the same interaction later is likely to succeed.<text:change-end text:change-id="ct106652631543040"/></text:p>
          </table:table-cell>
          <table:covered-table-cell/>
        </table:table-row>
        <table:table-row>
          <table:table-cell table:style-name="Table24.A4" office:value-type="string">
            <text:p text:style-name="P56"><text:change-start text:change-id="ct106652633552064"/>0x2000<text:change-end text:change-id="ct106652633552064"/></text:p>
          </table:table-cell>
          <table:table-cell table:style-name="Table24.A3" office:value-type="string">
            <text:p text:style-name="P55"><text:change-start text:change-id="ct106652631549952"/>Temporary error, not further not specified. <text:s/><text:change-end text:change-id="ct106652631549952"/></text:p>
          </table:table-cell>
        </table:table-row>
        <table:table-row>
          <table:table-cell table:style-name="Table24.A4" office:value-type="string">
            <text:p text:style-name="P56"><text:change-start text:change-id="ct106652631448384"/>0x2010<text:change-end text:change-id="ct106652631448384"/></text:p>
          </table:table-cell>
          <table:table-cell table:style-name="Table24.A3" office:value-type="string">
            <text:p text:style-name="P55"><text:change-start text:change-id="ct106652631502336"/>Reserved.<text:change-end text:change-id="ct106652631502336"/></text:p>
          </table:table-cell>
        </table:table-row>
        <table:table-row>
          <table:table-cell table:style-name="Table24.A4" office:value-type="string">
            <text:p text:style-name="P56"><text:change-start text:change-id="ct106652631501568"/>0x2020<text:change-end text:change-id="ct106652631501568"/></text:p>
          </table:table-cell>
          <table:table-cell table:style-name="Table24.A3" office:value-type="string">
            <text:p text:style-name="P55"><text:change-start text:change-id="ct106652631510016"/>Buffer unavailable or destination node busy. <text:change-end text:change-id="ct106652631510016"/></text:p>
          </table:table-cell>
        </table:table-row>
        <table:table-row>
          <table:table-cell table:style-name="Table24.A4" office:value-type="string">
            <text:p text:style-name="P56"><text:change-start text:change-id="ct106652631522496"/>0x2030<text:change-end text:change-id="ct106652631522496"/></text:p>
          </table:table-cell>
          <table:table-cell table:style-name="Table24.A3" office:value-type="string">
            <text:p text:style-name="P55"><text:change-start text:change-id="ct106652631541504"/>Reserved.<text:change-end text:change-id="ct106652631541504"/></text:p>
          </table:table-cell>
        </table:table-row>
        <table:table-row>
          <table:table-cell table:style-name="Table24.A4" office:value-type="string">
            <text:p text:style-name="P56"><text:change-start text:change-id="ct106652629389440"/>0x2040<text:change-end text:change-id="ct106652629389440"/></text:p>
          </table:table-cell>
          <table:table-cell table:style-name="Table24.A3" office:value-type="string">
            <text:p text:style-name="P55"><text:change-start text:change-id="ct106652631515392"/>Unexpected, Out of order. An inconsistency was found in the message or frame sequence received, the arrived message is unexpected or does not match the state of the receiving node.<text:change-end text:change-id="ct106652631515392"/></text:p>
          </table:table-cell>
        </table:table-row>
        <table:table-row>
          <table:table-cell table:style-name="Table24.A4" office:value-type="string">
            <text:p text:style-name="P56"><text:change-start text:change-id="ct106652631539584"/>0x2050-0x2070<text:change-end text:change-id="ct106652631539584"/></text:p>
          </table:table-cell>
          <table:table-cell table:style-name="Table24.A3" office:value-type="string">
            <text:p text:style-name="P55"><text:change-start text:change-id="ct106652629366400"/>Reserved.<text:change-end text:change-id="ct106652629366400"/></text:p>
          </table:table-cell>
        </table:table-row>
        <table:table-row>
          <table:table-cell table:style-name="Table24.A4" office:value-type="string">
            <text:p text:style-name="P56"><text:change-start text:change-id="ct106652631507328"/>0x2080<text:change-end text:change-id="ct106652631507328"/></text:p>
          </table:table-cell>
          <table:table-cell table:style-name="Table24.A3" office:value-type="string">
            <text:p text:style-name="P55"><text:change-start text:change-id="ct106652631538048"/>Transfer error. <text:s/>The message or received message was ill-formed, failed checksum, or is otherwise uninterpretable. <text:s/>On CAN, this is handled by the hardware.<text:change-end text:change-id="ct106652631538048"/></text:p>
          </table:table-cell>
        </table:table-row>
        <table:table-row>
          <table:table-cell table:style-name="Table24.A4" office:value-type="string">
            <text:p text:style-name="P56"><text:change-start text:change-id="ct106652631496960"/>0x2090-0x20F0<text:change-end text:change-id="ct106652631496960"/></text:p>
          </table:table-cell>
          <table:table-cell table:style-name="Table24.A3" office:value-type="string">
            <text:p text:style-name="P55"><text:change-start text:change-id="ct106652631522688"/>Reserved. <text:s/><text:change-end text:change-id="ct106652631522688"/></text:p>
          </table:table-cell>
        </table:table-row>
        <table:table-row>
          <table:table-cell table:style-name="Table24.A3" table:number-columns-spanned="2" office:value-type="string">
            <text:p text:style-name="P54"><text:change-start text:change-id="ct106652631519808"/>Reserved<text:change-end text:change-id="ct106652631519808"/></text:p>
          </table:table-cell>
          <table:covered-table-cell/>
        </table:table-row>
        <table:table-row>
          <table:table-cell table:style-name="Table24.A4" office:value-type="string">
            <text:p text:style-name="P56"><text:change-start text:change-id="ct106652631497536"/>0x4000<text:change-end text:change-id="ct106652631497536"/></text:p>
          </table:table-cell>
          <table:table-cell table:style-name="Table24.A3" office:value-type="string">
            <text:p text:style-name="P55"><text:change-start text:change-id="ct106652631498880"/>Reserved. <text:s/>Write as zero, ignored on read. <text:s/><text:change-end text:change-id="ct106652631498880"/></text:p>
          </table:table-cell>
        </table:table-row>
        <table:table-row>
          <table:table-cell table:style-name="Table24.A3" table:number-columns-spanned="2" office:value-type="string">
            <text:p text:style-name="P54"><text:change-start text:change-id="ct106652631534016"/>Accept Flag<text:change-end text:change-id="ct106652631534016"/></text:p>
          </table:table-cell>
          <table:covered-table-cell/>
        </table:table-row>
        <table:table-row>
          <table:table-cell table:style-name="Table24.A4" office:value-type="string">
            <text:p text:style-name="P56"><text:change-start text:change-id="ct106652631438016"/>0x8000<text:change-end text:change-id="ct106652631438016"/></text:p>
          </table:table-cell>
          <table:table-cell table:style-name="Table24.A3" office:value-type="string">
            <text:p text:style-name="P55"><text:change-start text:change-id="ct106652631458944"/>Accept, no error. <text:s/>This value shall not be used in reject messages. <text:s/><text:change-end text:change-id="ct106652631458944"/></text:p>
          </table:table-cell>
        </table:table-row>
      </table:table>
      <text:p text:style-name="P1"><text:change text:change-id="ct106652631524032"/><text:change text:change-id="ct106652631536128"/>NB: Nodes may return 0x0000 as an error-code. <text:s/></text:p>
      <text:h text:style-name="Heading_20_2" text:outline-level="2"><text:soft-page-break/>Routing</text:h>
      <text:p text:style-name="P13">All messages may be, but don't have to be, presented to every node for processing. <text:s/></text:p>
      <text:p text:style-name="P13">Addressed messages shall to be routed to the addressed node. The node transmitting an addressed message addressed to itself shall take part in any interactions required by the message. <text:s/></text:p>
      <text:p text:style-name="P13">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text:change text:change-id="ct106652631504448"/>. <text:s/></text:p>
      <text:h text:style-name="Heading_20_3" text:outline-level="3">Messages Transmitted</text:h>
      <text:p text:style-name="Standard">Simple nodes may transmit any message, which shall be propagate<text:change-start text:change-id="ct106652631500800"/>d<text:change-end text:change-id="ct106652631500800"/> normally. <text:s text:c="2"/></text:p>
      <text:h text:style-name="Heading_20_3" text:outline-level="3">Messages Received</text:h>
      <text:p text:style-name="Standard">Simple nodes shall receive any message specifically addressed to them, plus the following unaddressed global messages:</text:p>
      <text:list xml:id="list5216496376663378799" text:style-name="L6">
        <text:list-item>
          <text:p text:style-name="P71">Verify Node ID ; </text:p>
        </text:list-item>
        <text:list-item>
          <text:p text:style-name="P71">Verified Node ID;</text:p>
        </text:list-item>
        <text:list-item>
          <text:p text:style-name="P71">Protocol Support Inquiry;</text:p>
        </text:list-item>
        <text:list-item>
          <text:p text:style-name="P71">Identify Consumers;</text:p>
        </text:list-item>
        <text:list-item>
          <text:p text:style-name="P71">Identify Producers; </text:p>
        </text:list-item>
        <text:list-item>
          <text:p text:style-name="P71">Identify Events; </text:p>
        </text:list-item>
        <text:list-item>
          <text:p text:style-name="P71">Learn Event; </text:p>
        </text:list-item>
        <text:list-item>
          <text:p text:style-name="P71">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80" text:outline-level="3"><text:soft-page-break/>Messages Not Received</text:h>
      <text:p text:style-name="Standard">Messages <text:span text:style-name="T19">not</text:span> listed in the section above do <text:span text:style-name="T19">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15">No Standard content, see TN for discussion. <text:s text:c="2"/></text:p>
      <text:h text:style-name="P77"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036481025939536767" text:style-name="L7">
        <text:list-item>
          <text:p text:style-name="P72">The Common-MTI is shortened to 12 bits, and <text:span text:style-name="T1">carried in the</text:span> header. <text:s/></text:p>
        </text:list-item>
        <text:list-item>
          <text:p text:style-name="P72">Node IDs are shortened to 12 bit CAN-Aliases. <text:s/></text:p>
        </text:list-item>
        <text:list-item>
          <text:p text:style-name="P72">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7">Common Message</text:p>
          </table:table-cell>
          <table:table-cell table:style-name="Table8.B1" office:value-type="string">
            <text:p text:style-name="P47">CAN Mapping</text:p>
          </table:table-cell>
          <table:table-cell table:style-name="Table8.C1" office:value-type="string">
            <text:p text:style-name="P47">Comment</text:p>
          </table:table-cell>
        </table:table-row>
        <table:table-row>
          <table:table-cell table:style-name="Table8.A2" office:value-type="string">
            <text:p text:style-name="P46">Most messages</text:p>
          </table:table-cell>
          <table:table-cell table:style-name="Table8.A2" office:value-type="string">
            <text:p text:style-name="P46">Usually single frame</text:p>
          </table:table-cell>
          <table:table-cell table:style-name="Table8.C2" office:value-type="string">
            <text:p text:style-name="P46">Multiple frames are used for longer messages. <text:s/></text:p>
          </table:table-cell>
        </table:table-row>
        <table:table-row>
          <table:table-cell table:style-name="Table8.A2" office:value-type="string">
            <text:p text:style-name="P46">Datagram</text:p>
          </table:table-cell>
          <table:table-cell table:style-name="Table8.A2" office:value-type="string">
            <text:p text:style-name="P46">First-, Middle-,<text:span text:style-name="T1">…</text:span>, Last- frames</text:p>
          </table:table-cell>
          <table:table-cell table:style-name="Table8.C2" office:value-type="string">
            <text:p text:style-name="P46">Small Datagrams may be carried by a single Only-frames. <text:s/></text:p>
          </table:table-cell>
        </table:table-row>
        <table:table-row>
          <table:table-cell table:style-name="Table8.A2" office:value-type="string">
            <text:p text:style-name="P46">Stream</text:p>
          </table:table-cell>
          <table:table-cell table:style-name="Table8.A2" office:value-type="string">
            <text:p text:style-name="P46">Stream-Data-frames</text:p>
          </table:table-cell>
          <table:table-cell table:style-name="Table8.C2" office:value-type="string">
            <text:p text:style-name="P46">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0" text:outline-level="3">References and Context</text:h>
      <text:p text:style-name="Standard">This Standard is in the context of the following OpenLCB CAN Standards:</text:p>
      <text:list xml:id="list1358251193" text:continue-list="list506526511" text:style-name="L2">
        <text:list-item>
          <text:p text:style-name="P66">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4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41">Field</text:p>
          </table:table-cell>
          <table:covered-table-cell/>
          <table:table-cell table:style-name="Table22.C2" table:number-columns-spanned="2" office:value-type="string">
            <text:p text:style-name="P41">CAN prefix</text:p>
          </table:table-cell>
          <table:covered-table-cell/>
          <table:table-cell table:style-name="Table22.C2" table:number-columns-spanned="2" office:value-type="string">
            <text:p text:style-name="P41">Frame Type</text:p>
          </table:table-cell>
          <table:covered-table-cell/>
          <table:table-cell table:style-name="Table22.C2" table:number-columns-spanned="5" office:value-type="string">
            <text:p text:style-name="P41">Variable Field</text:p>
          </table:table-cell>
          <table:covered-table-cell/>
          <table:covered-table-cell/>
          <table:covered-table-cell/>
          <table:covered-table-cell/>
          <table:table-cell table:style-name="Table22.L2" table:number-columns-spanned="2" office:value-type="string">
            <text:p text:style-name="P41">Source ID</text:p>
          </table:table-cell>
          <table:covered-table-cell/>
        </table:table-row>
        <table:table-row>
          <table:table-cell table:style-name="Table22.A2" table:number-columns-spanned="2" office:value-type="string">
            <text:p text:style-name="P41">Size &amp; location </text:p>
          </table:table-cell>
          <table:covered-table-cell/>
          <table:table-cell table:style-name="Table22.C2" table:number-columns-spanned="2" office:value-type="string">
            <text:p text:style-name="P45">2 bits</text:p>
            <text:p text:style-name="P45">0x1800,0000</text:p>
          </table:table-cell>
          <table:covered-table-cell/>
          <table:table-cell table:style-name="Table22.C2" table:number-columns-spanned="2" office:value-type="string">
            <text:p text:style-name="P45">3 bits</text:p>
            <text:p text:style-name="P45">0x0700,0000</text:p>
          </table:table-cell>
          <table:covered-table-cell/>
          <table:table-cell table:style-name="Table22.C2" table:number-columns-spanned="5" office:value-type="string">
            <text:p text:style-name="P45">12 bits</text:p>
            <text:p text:style-name="P45">0x00FF,F000</text:p>
          </table:table-cell>
          <table:covered-table-cell/>
          <table:covered-table-cell/>
          <table:covered-table-cell/>
          <table:covered-table-cell/>
          <table:table-cell table:style-name="Table22.L2" table:number-columns-spanned="2" office:value-type="string">
            <text:p text:style-name="P45">12 bits</text:p>
            <text:p text:style-name="P45">0x0000,0FFF</text:p>
          </table:table-cell>
          <table:covered-table-cell/>
        </table:table-row>
        <table:table-row>
          <table:table-cell table:style-name="Table22.A4" table:number-columns-spanned="2" office:value-type="string">
            <text:p text:style-name="P41">Value(s)</text:p>
          </table:table-cell>
          <table:covered-table-cell/>
          <table:table-cell table:style-name="Table22.C4" table:number-columns-spanned="2" office:value-type="float" office:value="3">
            <text:p text:style-name="P45">3</text:p>
          </table:table-cell>
          <table:covered-table-cell/>
          <table:table-cell table:style-name="Table22.E4" table:number-columns-spanned="2" office:value-type="string">
            <text:p text:style-name="P45">1,2,3,4,5,or 7</text:p>
          </table:table-cell>
          <table:covered-table-cell/>
          <table:table-cell table:style-name="Table22.E4" table:number-columns-spanned="5" office:value-type="string">
            <text:p text:style-name="P45">CAN-MTI or Destination Node Alias</text:p>
          </table:table-cell>
          <table:covered-table-cell/>
          <table:covered-table-cell/>
          <table:covered-table-cell/>
          <table:covered-table-cell/>
          <table:table-cell table:style-name="Table22.L4" table:number-columns-spanned="2" office:value-type="string">
            <text:p text:style-name="P45">Source Node Alias</text:p>
          </table:table-cell>
          <table:covered-table-cell/>
        </table:table-row>
        <table:table-row>
          <table:table-cell table:style-name="Table22.A1" table:number-columns-spanned="13" office:value-type="string">
            <text:p text:style-name="P4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41">Byte#</text:p>
          </table:table-cell>
          <table:table-cell table:style-name="Table22.C2" table:number-columns-spanned="2" office:value-type="string">
            <text:p text:style-name="P41">0</text:p>
          </table:table-cell>
          <table:covered-table-cell/>
          <table:table-cell table:style-name="Table22.C2" table:number-columns-spanned="2" office:value-type="string">
            <text:p text:style-name="P41">1</text:p>
          </table:table-cell>
          <table:covered-table-cell/>
          <table:table-cell table:style-name="Table22.C2" table:number-columns-spanned="2" office:value-type="string">
            <text:p text:style-name="P41">2</text:p>
          </table:table-cell>
          <table:covered-table-cell/>
          <table:table-cell table:style-name="Table22.C2" office:value-type="string">
            <text:p text:style-name="P41">3</text:p>
          </table:table-cell>
          <table:table-cell table:style-name="Table22.C2" office:value-type="string">
            <text:p text:style-name="P41">4</text:p>
          </table:table-cell>
          <table:table-cell table:style-name="Table22.C2" office:value-type="string">
            <text:p text:style-name="P41">5</text:p>
          </table:table-cell>
          <table:table-cell table:style-name="Table22.C2" table:number-columns-spanned="2" office:value-type="string">
            <text:p text:style-name="P41">6</text:p>
          </table:table-cell>
          <table:covered-table-cell/>
          <table:table-cell table:style-name="Table22.L2" office:value-type="string">
            <text:p text:style-name="P41">7</text:p>
          </table:table-cell>
        </table:table-row>
        <table:table-row>
          <table:table-cell table:style-name="Table22.A4" office:value-type="string">
            <text:p text:style-name="P41">Values</text:p>
          </table:table-cell>
          <table:table-cell table:style-name="Table22.E4" table:number-columns-spanned="2" office:value-type="string">
            <text:p text:style-name="P45">variable</text:p>
          </table:table-cell>
          <table:covered-table-cell/>
          <table:table-cell table:style-name="Table22.E4" table:number-columns-spanned="2" office:value-type="string">
            <text:p text:style-name="P45">variable</text:p>
          </table:table-cell>
          <table:covered-table-cell/>
          <table:table-cell table:style-name="Table22.E4" table:number-columns-spanned="2" office:value-type="string">
            <text:p text:style-name="P45">(Data)</text:p>
          </table:table-cell>
          <table:covered-table-cell/>
          <table:table-cell table:style-name="Table22.E4" office:value-type="string">
            <text:p text:style-name="P45">(Data)</text:p>
          </table:table-cell>
          <table:table-cell table:style-name="Table22.E4" office:value-type="string">
            <text:p text:style-name="P45">(Data)</text:p>
          </table:table-cell>
          <table:table-cell table:style-name="Table22.E4" office:value-type="string">
            <text:p text:style-name="P45">(Data)</text:p>
          </table:table-cell>
          <table:table-cell table:style-name="Table22.E4" table:number-columns-spanned="2" office:value-type="string">
            <text:p text:style-name="P45">(Data)</text:p>
          </table:table-cell>
          <table:covered-table-cell/>
          <table:table-cell table:style-name="Table22.L4" office:value-type="string">
            <text:p text:style-name="P45">(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42">Frame Type</text:p>
            </table:table-cell>
            <table:table-cell table:style-name="Table21.B1" office:value-type="string">
              <text:p text:style-name="P41">Meaning</text:p>
            </table:table-cell>
          </table:table-row>
        </table:table-header-rows>
        <table:table-row>
          <table:table-cell table:style-name="Table21.A2" office:value-type="float" office:value="0">
            <text:p text:style-name="P36">0</text:p>
          </table:table-cell>
          <table:table-cell table:style-name="Table21.B2" office:value-type="string">
            <text:p text:style-name="P33">(Reserved)</text:p>
          </table:table-cell>
        </table:table-row>
        <table:table-row>
          <table:table-cell table:style-name="Table21.A2" office:value-type="float" office:value="1">
            <text:p text:style-name="P36">1</text:p>
          </table:table-cell>
          <table:table-cell table:style-name="Table21.B2" office:value-type="string">
            <text:p text:style-name="P33">Global &amp; Addressed MTI</text:p>
          </table:table-cell>
        </table:table-row>
        <table:table-row>
          <table:table-cell table:style-name="Table21.A2" office:value-type="float" office:value="2">
            <text:p text:style-name="P36">2</text:p>
          </table:table-cell>
          <table:table-cell table:style-name="Table21.B2" office:value-type="string">
            <text:p text:style-name="P33">Datagram complete in frame</text:p>
          </table:table-cell>
        </table:table-row>
        <table:table-row>
          <table:table-cell table:style-name="Table21.A2" office:value-type="float" office:value="3">
            <text:p text:style-name="P36">3</text:p>
          </table:table-cell>
          <table:table-cell table:style-name="Table21.B2" office:value-type="string">
            <text:p text:style-name="P33">Datagram first frame</text:p>
          </table:table-cell>
        </table:table-row>
        <table:table-row>
          <table:table-cell table:style-name="Table21.A2" office:value-type="float" office:value="4">
            <text:p text:style-name="P36">4</text:p>
          </table:table-cell>
          <table:table-cell table:style-name="Table21.B2" office:value-type="string">
            <text:p text:style-name="P33">Datagram middle frame</text:p>
          </table:table-cell>
        </table:table-row>
        <table:table-row>
          <table:table-cell table:style-name="Table21.A2" office:value-type="float" office:value="5">
            <text:p text:style-name="P36">5</text:p>
          </table:table-cell>
          <table:table-cell table:style-name="Table21.B2" office:value-type="string">
            <text:p text:style-name="P33">Datagram final frame</text:p>
          </table:table-cell>
        </table:table-row>
        <table:table-row>
          <table:table-cell table:style-name="Table21.A2" office:value-type="float" office:value="6">
            <text:p text:style-name="P36">6</text:p>
          </table:table-cell>
          <table:table-cell table:style-name="Table21.B2" office:value-type="string">
            <text:p text:style-name="P33">(Reserved)</text:p>
          </table:table-cell>
        </table:table-row>
        <table:table-row>
          <table:table-cell table:style-name="Table21.A2" office:value-type="float" office:value="7">
            <text:p text:style-name="P36">7</text:p>
          </table:table-cell>
          <table:table-cell table:style-name="Table21.B2" office:value-type="string">
            <text:p text:style-name="P33">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4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41">Field</text:p>
          </table:table-cell>
          <table:covered-table-cell/>
          <table:table-cell table:style-name="Table11.C2" office:value-type="string">
            <text:p text:style-name="P41">CAN prefix</text:p>
          </table:table-cell>
          <table:table-cell table:style-name="Table11.C2" office:value-type="string">
            <text:p text:style-name="P41">Frame Type</text:p>
          </table:table-cell>
          <table:table-cell table:style-name="Table11.C2" office:value-type="string">
            <text:p text:style-name="P41">Static Priority</text:p>
          </table:table-cell>
          <table:table-cell table:style-name="Table11.C2" table:number-columns-spanned="2" office:value-type="string">
            <text:p text:style-name="P41">Type within Priority</text:p>
          </table:table-cell>
          <table:covered-table-cell/>
          <table:table-cell table:style-name="Table11.C2" table:number-columns-spanned="2" office:value-type="string">
            <text:p text:style-name="P41">Simple Node flag</text:p>
          </table:table-cell>
          <table:covered-table-cell/>
          <table:table-cell table:style-name="Table11.C2" table:number-columns-spanned="2" office:value-type="string">
            <text:p text:style-name="P41">Address Present</text:p>
          </table:table-cell>
          <table:covered-table-cell/>
          <table:table-cell table:style-name="Table11.C2" table:number-columns-spanned="2" office:value-type="string">
            <text:p text:style-name="P41">Event ID present</text:p>
          </table:table-cell>
          <table:covered-table-cell/>
          <table:table-cell table:style-name="Table11.C2" table:number-columns-spanned="2" office:value-type="string">
            <text:p text:style-name="P41">Modifier Bits</text:p>
          </table:table-cell>
          <table:covered-table-cell/>
          <table:table-cell table:style-name="Table11.P2" table:number-columns-spanned="2" office:value-type="string">
            <text:p text:style-name="P41">Source ID</text:p>
          </table:table-cell>
          <table:covered-table-cell/>
        </table:table-row>
        <table:table-row>
          <table:table-cell table:style-name="Table11.A2" table:number-columns-spanned="2" office:value-type="string">
            <text:p text:style-name="P41">Size &amp; location </text:p>
          </table:table-cell>
          <table:covered-table-cell/>
          <table:table-cell table:style-name="Table11.C2" office:value-type="string">
            <text:p text:style-name="P45">2 bits</text:p>
            <text:p text:style-name="P45">0x1800,</text:p>
            <text:p text:style-name="P45">0000</text:p>
          </table:table-cell>
          <table:table-cell table:style-name="Table11.C2" office:value-type="string">
            <text:p text:style-name="P45">3 bits</text:p>
            <text:p text:style-name="P45">0x0700,</text:p>
            <text:p text:style-name="P45">0000</text:p>
          </table:table-cell>
          <table:table-cell table:style-name="Table11.C2" office:value-type="string">
            <text:p text:style-name="P45">2 bits</text:p>
            <text:p text:style-name="P45">0x00C0,</text:p>
            <text:p text:style-name="P45">0000</text:p>
          </table:table-cell>
          <table:table-cell table:style-name="Table11.C2" table:number-columns-spanned="2" office:value-type="string">
            <text:p text:style-name="P45">5 bits</text:p>
            <text:p text:style-name="P45">0x003E, 0000</text:p>
          </table:table-cell>
          <table:covered-table-cell/>
          <table:table-cell table:style-name="Table11.C2" table:number-columns-spanned="2" office:value-type="string">
            <text:p text:style-name="P45">1 bit</text:p>
            <text:p text:style-name="P45">0x0001,0000</text:p>
          </table:table-cell>
          <table:covered-table-cell/>
          <table:table-cell table:style-name="Table11.C2" table:number-columns-spanned="2" office:value-type="string">
            <text:p text:style-name="P45">1 bit</text:p>
            <text:p text:style-name="P45">0x0000,</text:p>
            <text:p text:style-name="P45">8000</text:p>
          </table:table-cell>
          <table:covered-table-cell/>
          <table:table-cell table:style-name="Table11.C2" table:number-columns-spanned="2" office:value-type="string">
            <text:p text:style-name="P45">1 bit</text:p>
            <text:p text:style-name="P45">0x0000,4000</text:p>
          </table:table-cell>
          <table:covered-table-cell/>
          <table:table-cell table:style-name="Table11.C2" table:number-columns-spanned="2" office:value-type="string">
            <text:p text:style-name="P45">2 bits</text:p>
            <text:p text:style-name="P45">0x0000,</text:p>
            <text:p text:style-name="P45">3000</text:p>
          </table:table-cell>
          <table:covered-table-cell/>
          <table:table-cell table:style-name="Table11.P2" table:number-columns-spanned="2" office:value-type="string">
            <text:p text:style-name="P45">12 bits</text:p>
            <text:p text:style-name="P45">0x0000,0FFF</text:p>
          </table:table-cell>
          <table:covered-table-cell/>
        </table:table-row>
        <table:table-row>
          <table:table-cell table:style-name="Table11.A4" table:number-columns-spanned="2" office:value-type="string">
            <text:p text:style-name="P41">Value(s)</text:p>
          </table:table-cell>
          <table:covered-table-cell/>
          <table:table-cell table:style-name="Table11.C4" office:value-type="float" office:value="3">
            <text:p text:style-name="P45">3</text:p>
          </table:table-cell>
          <table:table-cell table:style-name="Table11.C4" office:value-type="float" office:value="1">
            <text:p text:style-name="P51">1</text:p>
          </table:table-cell>
          <table:table-cell table:style-name="Table11.E4" table:number-columns-spanned="11" office:value-type="string">
            <text:p text:style-name="P51">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5">Source Node Alias</text:p>
          </table:table-cell>
          <table:covered-table-cell/>
        </table:table-row>
        <table:table-row>
          <table:table-cell table:style-name="Table11.A1" table:number-columns-spanned="17" office:value-type="string">
            <text:p text:style-name="P4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41">Byte#</text:p>
          </table:table-cell>
          <table:table-cell table:style-name="Table11.C2" table:number-columns-spanned="3" office:value-type="string">
            <text:p text:style-name="P41">0</text:p>
          </table:table-cell>
          <table:covered-table-cell/>
          <table:covered-table-cell/>
          <table:table-cell table:style-name="Table11.C2" table:number-columns-spanned="2" office:value-type="string">
            <text:p text:style-name="P41">1</text:p>
          </table:table-cell>
          <table:covered-table-cell/>
          <table:table-cell table:style-name="Table11.C2" table:number-columns-spanned="2" office:value-type="string">
            <text:p text:style-name="P41">2</text:p>
          </table:table-cell>
          <table:covered-table-cell/>
          <table:table-cell table:style-name="Table11.C2" table:number-columns-spanned="2" office:value-type="string">
            <text:p text:style-name="P41">3</text:p>
          </table:table-cell>
          <table:covered-table-cell/>
          <table:table-cell table:style-name="Table11.C2" table:number-columns-spanned="2" office:value-type="string">
            <text:p text:style-name="P41">4</text:p>
          </table:table-cell>
          <table:covered-table-cell/>
          <table:table-cell table:style-name="Table11.C2" table:number-columns-spanned="2" office:value-type="string">
            <text:p text:style-name="P41">5</text:p>
          </table:table-cell>
          <table:covered-table-cell/>
          <table:table-cell table:style-name="Table11.C2" table:number-columns-spanned="2" office:value-type="string">
            <text:p text:style-name="P41">6</text:p>
          </table:table-cell>
          <table:covered-table-cell/>
          <table:table-cell table:style-name="Table11.P2" office:value-type="string">
            <text:p text:style-name="P41">7</text:p>
          </table:table-cell>
        </table:table-row>
        <table:table-row>
          <table:table-cell table:style-name="Table11.A4" office:value-type="string">
            <text:p text:style-name="P41">Value</text:p>
          </table:table-cell>
          <table:table-cell table:style-name="Table11.E4" table:number-columns-spanned="5" office:value-type="string">
            <text:p text:style-name="P45">Optional Flags/Destn Alias or (Data)</text:p>
          </table:table-cell>
          <table:covered-table-cell/>
          <table:covered-table-cell/>
          <table:covered-table-cell/>
          <table:covered-table-cell/>
          <table:table-cell table:style-name="Table11.E4" table:number-columns-spanned="2" office:value-type="string">
            <text:p text:style-name="P45">(Data)</text:p>
          </table:table-cell>
          <table:covered-table-cell/>
          <table:table-cell table:style-name="Table11.E4" table:number-columns-spanned="2" office:value-type="string">
            <text:p text:style-name="P45">(Data)</text:p>
          </table:table-cell>
          <table:covered-table-cell/>
          <table:table-cell table:style-name="Table11.E4" table:number-columns-spanned="2" office:value-type="string">
            <text:p text:style-name="P45">(Data)</text:p>
          </table:table-cell>
          <table:covered-table-cell/>
          <table:table-cell table:style-name="Table11.E4" table:number-columns-spanned="2" office:value-type="string">
            <text:p text:style-name="P45">(Data)</text:p>
          </table:table-cell>
          <table:covered-table-cell/>
          <table:table-cell table:style-name="Table11.E4" table:number-columns-spanned="2" office:value-type="string">
            <text:p text:style-name="P45">(Data)</text:p>
          </table:table-cell>
          <table:covered-table-cell/>
          <table:table-cell table:style-name="Table11.P4" office:value-type="string">
            <text:p text:style-name="P45">(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8">st</text:span> two bytes of the data part of the CAN frame: the top nibble of the 1<text:span text:style-name="T18">st</text:span> byte contains flags (see below); the lower nibble of the 1<text:span text:style-name="T18">st</text:span> byte and the entire 2<text:span text:style-name="T18">nd</text:span> byte contain the 12-bit destination alias. <text:s/></text:p>
      <text:p text:style-name="P30">The format of this in binary is: <text:span text:style-name="T21">0brrff dddd, dddd dddd </text:span><text:span text:style-name="T22">(or in hex: </text:span><text:span text:style-name="T21">0xfddd</text:span><text:span text:style-name="T22">)</text:span><text:span text:style-name="T21"><text:line-break/></text:span>where: </text:p>
      <text:list xml:id="list6495721135275630810" text:style-name="L8">
        <text:list-item>
          <text:p text:style-name="P73">The two rr bits are reserved, and read and send as zeros. <text:s/></text:p>
        </text:list-item>
        <text:list-item>
          <text:p text:style-name="P73">The two ff bits can be used for packing and unpacking large messages to a sequence of CAN frames, see below. <text:s/>The coding is: <text:s/></text:p>
        </text:list-item>
      </text:list>
      <text:list xml:id="list6605807723497858377" text:style-name="L9">
        <text:list-item>
          <text:p text:style-name="P76">00 Only frame</text:p>
        </text:list-item>
        <text:list-item>
          <text:p text:style-name="P76">01 First frame of more than one</text:p>
        </text:list-item>
        <text:list-item>
          <text:p text:style-name="P76">10 Last frame of more than one</text:p>
        </text:list-item>
        <text:list-item>
          <text:p text:style-name="P76">11 Middle frame of more than 2.</text:p>
        </text:list-item>
        <text:list-item>
          <text:p text:style-name="P74">You can think of these as active-zero start and end bits, respectively.</text:p>
        </text:list-item>
        <text:list-item>
          <text:p text:style-name="P74">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5"><text:s/></text:span></text:p>
      <text:h text:style-name="P81" text:outline-level="4">Datagram and Stream Messages, CAN Frame Types 2-5 and 7</text:h>
      <text:p text:style-name="P10">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6">Initialization Complete</text:p>
          </table:table-cell>
          <table:table-cell table:style-name="Table14.A2" office:value-type="string">
            <text:p text:style-name="P35">Full protocol</text:p>
          </table:table-cell>
          <table:table-cell table:style-name="Table14.A2" office:value-type="string">
            <text:p text:style-name="P36">0x100</text:p>
          </table:table-cell>
          <table:table-cell table:style-name="Table14.A2" office:value-type="string">
            <text:p text:style-name="P36">[0x1910<text:change-start text:change-id="ct106652631548032"/>,<text:change-end text:change-id="ct106652631548032"/>0sss]</text:p>
          </table:table-cell>
          <table:table-cell table:style-name="Table14.E2" table:number-rows-spanned="2" office:value-type="string">
            <text:p text:style-name="P35">Full Source Node ID</text:p>
          </table:table-cell>
        </table:table-row>
        <table:table-row>
          <table:covered-table-cell/>
          <table:table-cell table:style-name="Table14.A2" office:value-type="string">
            <text:p text:style-name="P35">Simple-set sufficient</text:p>
          </table:table-cell>
          <table:table-cell table:style-name="Table14.A2" office:value-type="string">
            <text:p text:style-name="P31">0x101</text:p>
          </table:table-cell>
          <table:table-cell table:style-name="Table14.A2" office:value-type="string">
            <text:p text:style-name="P31">[0x1910<text:change-start text:change-id="ct106652629389056"/>,<text:change-end text:change-id="ct106652629389056"/>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6">Verify Node ID</text:p>
          </table:table-cell>
          <table:table-cell table:style-name="Table15.A2" office:value-type="string">
            <text:p text:style-name="P35">Addressed</text:p>
          </table:table-cell>
          <table:table-cell table:style-name="Table15.A2" office:value-type="string">
            <text:p text:style-name="P37">0x498</text:p>
          </table:table-cell>
          <table:table-cell table:style-name="Table15.A2" office:value-type="string">
            <text:p text:style-name="P37">[0x1949<text:change-start text:change-id="ct106652631536320"/>,<text:change-end text:change-id="ct106652631536320"/>8sss]</text:p>
          </table:table-cell>
          <table:table-cell table:style-name="Table15.E2" office:value-type="string">
            <text:p text:style-name="P38">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5">Global</text:p>
          </table:table-cell>
          <table:table-cell table:style-name="Table15.A2" office:value-type="string">
            <text:p text:style-name="P31">0x490</text:p>
          </table:table-cell>
          <table:table-cell table:style-name="Table15.A2" office:value-type="string">
            <text:p text:style-name="P31">[0x1949<text:change-start text:change-id="ct106652631469312"/>,<text:change-end text:change-id="ct106652631469312"/>0sss]</text:p>
          </table:table-cell>
          <table:table-cell table:style-name="Table15.E2" office:value-type="string">
            <text:p text:style-name="P38">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6">Verified Node ID </text:p>
          </table:table-cell>
          <table:table-cell table:style-name="Table16.B2" office:value-type="string">
            <text:p text:style-name="P35">Full protocol</text:p>
          </table:table-cell>
          <table:table-cell table:style-name="Table16.A2" office:value-type="string">
            <text:p text:style-name="P36">0x170</text:p>
          </table:table-cell>
          <table:table-cell table:style-name="Table16.A2" office:value-type="string">
            <text:p text:style-name="P36">[0x1917<text:change-start text:change-id="ct106652629460096"/>,<text:change-end text:change-id="ct106652629460096"/>0sss]</text:p>
          </table:table-cell>
          <table:table-cell table:style-name="Table16.E2" table:number-rows-spanned="2" office:value-type="string">
            <text:p text:style-name="P35">Full Source Node ID</text:p>
          </table:table-cell>
        </table:table-row>
        <table:table-row>
          <table:covered-table-cell/>
          <table:table-cell table:style-name="Table16.A2" office:value-type="string">
            <text:p text:style-name="P35">Simple-set sufficient</text:p>
          </table:table-cell>
          <table:table-cell table:style-name="Table16.A2" office:value-type="string">
            <text:p text:style-name="P31">0x171</text:p>
          </table:table-cell>
          <table:table-cell table:style-name="Table16.A2" office:value-type="string">
            <text:p text:style-name="P31">[0x1917<text:change-start text:change-id="ct106652631479104"/>,<text:change-end text:change-id="ct106652631479104"/>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5">Optional Interaction Rejected</text:p>
          </table:table-cell>
          <table:table-cell table:style-name="Table17.A2" office:value-type="string">
            <text:p text:style-name="P45">0x068</text:p>
          </table:table-cell>
          <table:table-cell table:style-name="Table17.A2" office:value-type="string">
            <text:p text:style-name="P45">[0x1906<text:change-start text:change-id="ct106652631481216"/>,<text:change-end text:change-id="ct10665263148121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5">Terminate Due to Error</text:p>
          </table:table-cell>
          <table:table-cell table:style-name="Table18.A2" office:value-type="string">
            <text:p text:style-name="P45">0x0A8</text:p>
          </table:table-cell>
          <table:table-cell table:style-name="Table18.A2" office:value-type="string">
            <text:p text:style-name="P45">[0x190A<text:change-start text:change-id="ct106652631504256"/>,<text:change-end text:change-id="ct106652631504256"/>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5">Protocol Support Inquiry</text:p>
          </table:table-cell>
          <table:table-cell table:style-name="Table19.A2" office:value-type="string">
            <text:p text:style-name="P45">0x828</text:p>
          </table:table-cell>
          <table:table-cell table:style-name="Table19.A2" office:value-type="string">
            <text:p text:style-name="P45">[0x1982<text:change-start text:change-id="ct106652631559936"/>.<text:change-end text:change-id="ct106652631559936"/>8sss]</text:p>
          </table:table-cell>
          <table:table-cell table:style-name="Table19.D2" office:value-type="string">
            <text:p text:style-name="P50">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6">Protocol Support Reply</text:p>
          </table:table-cell>
          <table:table-cell table:style-name="Table20.A2" office:value-type="string">
            <text:p text:style-name="P31">0x668</text:p>
          </table:table-cell>
          <table:table-cell table:style-name="Table20.A2" office:value-type="string">
            <text:p text:style-name="P31">[0x1966<text:change-start text:change-id="ct106652631498496"/>,<text:change-end text:change-id="ct106652631498496"/>8sss]</text:p>
          </table:table-cell>
          <table:table-cell table:style-name="Table20.D2" office:value-type="string">
            <text:p text:style-name="P32">fddd, Protocol flags</text:p>
          </table:table-cell>
        </table:table-row>
      </table:table>
      <text:p text:style-name="P20">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2">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2"><text:s/>1 Introduction<text:tab/>1</text:p>
          <text:p text:style-name="P62"><text:s/>2 Intended Use<text:tab/>1</text:p>
          <text:p text:style-name="P61"><text:s/>2.1 References and Context<text:tab/>1</text:p>
          <text:p text:style-name="P62"><text:s/>3 Messages<text:tab/>2</text:p>
          <text:p text:style-name="P61"><text:s/>3.1 Message Format<text:tab/>2</text:p>
          <text:p text:style-name="P64"><text:s/>3.1.1 Message Type Indicators<text:tab/>2</text:p>
          <text:p text:style-name="P64"><text:s/>3.1.2 Message Content <text:tab/>3</text:p>
          <text:p text:style-name="P61"><text:s/>3.2 States<text:tab/>3</text:p>
          <text:p text:style-name="P61"><text:s/>3.3 Definition of Specific Messages<text:tab/>4</text:p>
          <text:p text:style-name="P64"><text:s/>3.3.1 Initialization Complete<text:tab/>4</text:p>
          <text:p text:style-name="P64"><text:s/>3.3.2 Verify Node ID<text:tab/>4</text:p>
          <text:p text:style-name="P64"><text:s/>3.3.3 Verified Node ID<text:tab/>4</text:p>
          <text:p text:style-name="P64"><text:s/>3.3.4 Optional Interaction Rejected (OIR)<text:tab/>5</text:p>
          <text:p text:style-name="P64"><text:s/>3.3.5 Terminate Due to Error<text:tab/>5</text:p>
          <text:p text:style-name="P64"><text:s/>3.3.6 Protocol Support Inquiry<text:tab/>5</text:p>
          <text:p text:style-name="P64"><text:s/>3.3.7 Protocol Support Reply<text:tab/>6</text:p>
          <text:p text:style-name="P61"><text:s/>3.4 Interactions<text:tab/>7</text:p>
          <text:p text:style-name="P64"><text:s/>3.4.1 Node Initialization<text:tab/>7</text:p>
          <text:p text:style-name="P64"><text:s/>3.4.2 Node ID Detection<text:tab/>7</text:p>
          <text:p text:style-name="P64"><text:s/>3.4.3 Protocol Support Inquiry and Response<text:tab/>8</text:p>
          <text:p text:style-name="P61"><text:s/>3.5 Error Handling<text:tab/>8</text:p>
          <text:p text:style-name="P64"><text:s/>3.5.1 Reject Addressed Optional Interaction<text:tab/>8</text:p>
          <text:p text:style-name="P64"><text:s/>3.5.2 Reject Unaddressed Optional-Interaction<text:tab/>8</text:p>
          <text:p text:style-name="P64"><text:s/>3.5.3 Reject Addressed Standard Interaction Due to Error<text:tab/>8</text:p>
          <text:p text:style-name="P64"><text:s/>3.5.4 Duplicate Node ID Discovery<text:tab/>8</text:p>
          <text:p text:style-name="P64"><text:s/>3.5.5 Error codes<text:tab/>9</text:p>
          <text:p text:style-name="P61"><text:s/>3.6 Routing<text:tab/>10</text:p>
          <text:p text:style-name="P61"><text:s/>3.7 Delays and Timeouts<text:tab/>10</text:p>
          <text:p text:style-name="P62"><text:s/>4 Simple Node Protocol Subset<text:tab/>10</text:p>
          <text:p text:style-name="P61"><text:s/>4.1 Protocol Description<text:tab/>10</text:p>
          <text:p text:style-name="P64"><text:s/>4.1.1 Messages Transmitted<text:tab/>10</text:p>
          <text:p text:style-name="P64"><text:s/>4.1.2 Messages Received<text:tab/>10</text:p>
          <text:p text:style-name="P64"><text:s/>4.1.3 Messages Not Received<text:tab/>11</text:p>
          <text:p text:style-name="P64"><text:s/>4.1.4 Messages Directed at Gateways<text:tab/>11</text:p>
          <text:p text:style-name="P62"><text:s/>5 Gateway Processing <text:tab/>11</text:p>
          <text:p text:style-name="P62"><text:s/>6 Expansion<text:tab/>11</text:p>
          <text:p text:style-name="P62"><text:s/>7 CAN Adaptations<text:tab/>11</text:p>
          <text:p text:style-name="P61"><text:s/>7.1 Introduction<text:tab/>11</text:p>
          <text:p text:style-name="P61"><text:s/>7.2 Intended Use<text:tab/>12</text:p>
          <text:p text:style-name="P64"><text:s/>7.2.1 References and Context<text:tab/>12</text:p>
          <text:p text:style-name="P61"><text:s/>7.3 Messages<text:tab/>12</text:p>
          <text:p text:style-name="P64"><text:s/>7.3.1 Message Format<text:tab/>12</text:p>
          <text:p text:style-name="P63"><text:s/>7.3.1.1 CAN Prefix Field<text:tab/>12</text:p>
          <text:p text:style-name="P63"><text:s/>7.3.1.2 CAN MTI Mapping<text:tab/>12</text:p>
          <text:p text:style-name="P63"><text:soft-page-break/><text:s/>7.3.1.3 Global and Addressed Messages, CAN Frame Type 1 <text:tab/>13</text:p>
          <text:p text:style-name="P63"><text:s/>7.3.1.4 Datagram and Stream Messages, CAN Frame Types 2-5 and 7<text:tab/>14</text:p>
          <text:p text:style-name="P64"><text:s/>7.3.2 States<text:tab/>14</text:p>
          <text:p text:style-name="P64"><text:s/>7.3.3 Definition of Specific Messages<text:tab/>15</text:p>
          <text:p text:style-name="P63"><text:s/>7.3.3.1 Initialization Complete<text:tab/>15</text:p>
          <text:p text:style-name="P63"><text:s/>7.3.3.2 Verify Node ID<text:tab/>15</text:p>
          <text:p text:style-name="P63"><text:s/>7.3.3.3 Verified Node ID.<text:tab/>15</text:p>
          <text:p text:style-name="P63"><text:s/>7.3.3.4 Optional Interaction Rejected<text:tab/>15</text:p>
          <text:p text:style-name="P63"><text:s/>7.3.3.5 Terminate Due to Error<text:tab/>16</text:p>
          <text:p text:style-name="P63"><text:s/>7.3.3.6 Protocol Support Inquiry <text:s/><text:tab/>16</text:p>
          <text:p text:style-name="P63"><text:s/>7.3.3.7 Protocol Support Reply<text:tab/>16</text:p>
          <text:p text:style-name="P64"><text:s/>7.3.4 Extensibility<text:tab/>16</text:p>
          <text:p text:style-name="P64"><text:s/>7.3.5 Interactions<text:tab/>16</text:p>
          <text:p text:style-name="P64"><text:s/>7.3.6 Error Handling<text:tab/>16</text:p>
          <text:p text:style-name="P64"><text:s/>7.3.7 Routing<text:tab/>16</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align="start" style:justify-single-word="false" fo:hyphenation-ladder-count="no-limit" fo:text-indent="0cm"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7"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2T22:33:01">Feb 12,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x="0.474cm" svg:y="0.473cm" svg:width="7.107cm" svg:height="2.517cm" draw:z-index="18"><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2T22:33:01">Feb 12,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5"><text:date style:data-style-name="N106" text:date-value="2015-02-12T22:33:01">2/12/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28</meta:editing-cycles>
    <meta:editing-duration>P38DT15H32M6S</meta:editing-duration>
    <meta:generator>OpenOffice/4.1.1$Unix OpenOffice.org_project/411m6$Build-9775</meta:generator>
    <dc:date>2015-02-12T22:33:01</dc:date>
    <meta:keyword>OpenLCB Message Network Standard</meta:keyword>
    <dc:subject>Message Network</dc:subject>
    <dc:creator>D Harris</dc:creator>
    <meta:document-statistic meta:table-count="25" meta:image-count="1" meta:object-count="0" meta:page-count="19" meta:paragraph-count="789" meta:word-count="4755" meta:character-count="28835"/>
    <meta:user-defined meta:name="Info 1"/>
    <meta:user-defined meta:name="Info 2"/>
    <meta:user-defined meta:name="Info 3"/>
    <meta:user-defined meta:name="Info 4"/>
  </office:meta>
</office:document-meta>
</file>